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1">
      <style:table-cell-properties fo:border="thin solid #000000"/>
    </style:style>
    <style:style style:name="ce6" style:family="table-cell" style:parent-style-name="Percent" style:data-style-name="N14">
      <style:table-cell-properties fo:border="thin solid #000000" style:vertical-align="middle"/>
      <style:text-properties fo:color="#000000" style:font-name="Verdana" style:font-name-asian="Verdana" style:font-name-complex="Verdana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Microsoft JhengHei" style:font-name-asian="Microsoft JhengHei" style:font-name-complex="Microsoft JhengHei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2.09902777777778cm" style:use-optimal-column-width="true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61055555555556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02847222222222cm" style:use-optimal-column-width="true"/>
    </style:style>
    <style:style style:name="co8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5">
            <text:p>Demand</text:p>
          </table:table-cell>
          <table:table-cell office:value-type="string" table:style-name="ce6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圓⼭⼤飯店</text:span></text:p>
          </table:table-cell>
          <table:table-cell office:value-type="string" table:style-name="ce2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632" table:style-name="ce2">
            <text:p>632</text:p>
          </table:table-cell>
          <table:table-cell office:value-type="string" table:style-name="ce2">
            <text:p><text:span text:style-name="T1">4.21%</text:span></text:p>
          </table:table-cell>
          <table:table-cell office:value-type="float" office:value="2857" table:style-name="ce2">
            <text:p>2857</text:p>
          </table:table-cell>
          <table:table-cell office:value-type="float" office:value="1805413" table:style-name="ce2">
            <text:p>1805413</text:p>
          </table:table-cell>
          <table:table-cell office:value-type="float" office:value="8714140" table:style-name="ce2">
            <text:p>8714140</text:p>
          </table:table-cell>
          <table:table-cell office:value-type="float" office:value="14081540" table:style-name="ce1">
            <text:p>140815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華國⼤飯店</text:span></text:p>
          </table:table-cell>
          <table:table-cell office:value-type="string" table:style-name="ce2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596" table:style-name="ce2">
            <text:p>596</text:p>
          </table:table-cell>
          <table:table-cell office:value-type="string" table:style-name="ce2">
            <text:p><text:span text:style-name="T1">6.09%</text:span></text:p>
          </table:table-cell>
          <table:table-cell office:value-type="float" office:value="1883" table:style-name="ce2">
            <text:p>1883</text:p>
          </table:table-cell>
          <table:table-cell office:value-type="float" office:value="1122468" table:style-name="ce2">
            <text:p>1122468</text:p>
          </table:table-cell>
          <table:table-cell office:value-type="float" office:value="6552844" table:style-name="ce2">
            <text:p>6552844</text:p>
          </table:table-cell>
          <table:table-cell office:value-type="float" office:value="8457149" table:style-name="ce1">
            <text:p>84571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泰王⼦⼤飯店</text:span></text:p>
          </table:table-cell>
          <table:table-cell office:value-type="string" table:style-name="ce2">
            <text:p>Taipei</text:p>
          </table:table-cell>
          <table:table-cell office:value-type="float" office:value="220" table:style-name="ce2">
            <text:p>220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<text:span text:style-name="T1">6.21%</text:span></text:p>
          </table:table-cell>
          <table:table-cell office:value-type="float" office:value="1105" table:style-name="ce2">
            <text:p>1105</text:p>
          </table:table-cell>
          <table:table-cell office:value-type="float" office:value="453249" table:style-name="ce2">
            <text:p>453249</text:p>
          </table:table-cell>
          <table:table-cell office:value-type="float" office:value="5349049" table:style-name="ce2">
            <text:p>5349049</text:p>
          </table:table-cell>
          <table:table-cell office:value-type="float" office:value="7206770" table:style-name="ce1">
            <text:p>72067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豪景⼤酒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<text:span text:style-name="T1">0.86%</text:span></text:p>
          </table:table-cell>
          <table:table-cell office:value-type="float" office:value="766" table:style-name="ce2">
            <text:p>766</text:p>
          </table:table-cell>
          <table:table-cell office:value-type="float" office:value="41350" table:style-name="ce2">
            <text:p>41350</text:p>
          </table:table-cell>
          <table:table-cell office:value-type="float" office:value="0" table:style-name="ce2">
            <text:p>0</text:p>
          </table:table-cell>
          <table:table-cell office:value-type="float" office:value="286350" table:style-name="ce1">
            <text:p>2863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王⼤飯店</text:span></text:p>
          </table:table-cell>
          <table:table-cell office:value-type="string" table:style-name="ce2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<text:span text:style-name="T1">0.27%</text:span></text:p>
          </table:table-cell>
          <table:table-cell office:value-type="float" office:value="3139" table:style-name="ce2">
            <text:p>3139</text:p>
          </table:table-cell>
          <table:table-cell office:value-type="float" office:value="25113" table:style-name="ce2">
            <text:p>25113</text:p>
          </table:table-cell>
          <table:table-cell office:value-type="float" office:value="102790" table:style-name="ce2">
            <text:p>102790</text:p>
          </table:table-cell>
          <table:table-cell office:value-type="float" office:value="172483" table:style-name="ce1">
            <text:p>1724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mpero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賓⼤飯店</text:span></text:p>
          </table:table-cell>
          <table:table-cell office:value-type="string" table:style-name="ce2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497" table:style-name="ce2">
            <text:p>497</text:p>
          </table:table-cell>
          <table:table-cell office:value-type="string" table:style-name="ce2">
            <text:p><text:span text:style-name="T1">3.93%</text:span></text:p>
          </table:table-cell>
          <table:table-cell office:value-type="float" office:value="4086" table:style-name="ce2">
            <text:p>4086</text:p>
          </table:table-cell>
          <table:table-cell office:value-type="float" office:value="2030742" table:style-name="ce2">
            <text:p>2030742</text:p>
          </table:table-cell>
          <table:table-cell office:value-type="float" office:value="27100425" table:style-name="ce2">
            <text:p>27100425</text:p>
          </table:table-cell>
          <table:table-cell office:value-type="float" office:value="31249453" table:style-name="ce1">
            <text:p>312494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康華⼤飯店</text:span></text:p>
          </table:table-cell>
          <table:table-cell office:value-type="string" table:style-name="ce2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<text:span text:style-name="T1">0.00%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74555" table:style-name="ce2">
            <text:p>1874555</text:p>
          </table:table-cell>
          <table:table-cell office:value-type="float" office:value="2238489" table:style-name="ce1">
            <text:p>22384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凱撒⼤飯店</text:span></text:p>
          </table:table-cell>
          <table:table-cell office:value-type="string" table:style-name="ce2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721" table:style-name="ce2">
            <text:p>721</text:p>
          </table:table-cell>
          <table:table-cell office:value-type="string" table:style-name="ce2">
            <text:p><text:span text:style-name="T1">5.03%</text:span></text:p>
          </table:table-cell>
          <table:table-cell office:value-type="float" office:value="1656" table:style-name="ce2">
            <text:p>1656</text:p>
          </table:table-cell>
          <table:table-cell office:value-type="float" office:value="1194195" table:style-name="ce2">
            <text:p>1194195</text:p>
          </table:table-cell>
          <table:table-cell office:value-type="float" office:value="3009000" table:style-name="ce2">
            <text:p>3009000</text:p>
          </table:table-cell>
          <table:table-cell office:value-type="float" office:value="8684097" table:style-name="ce1">
            <text:p>86840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兄弟⼤飯店</text:span></text:p>
          </table:table-cell>
          <table:table-cell office:value-type="string" table:style-name="ce2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616" table:style-name="ce2">
            <text:p>616</text:p>
          </table:table-cell>
          <table:table-cell office:value-type="string" table:style-name="ce2">
            <text:p><text:span text:style-name="T1">8.21%</text:span></text:p>
          </table:table-cell>
          <table:table-cell office:value-type="float" office:value="2090" table:style-name="ce2">
            <text:p>2090</text:p>
          </table:table-cell>
          <table:table-cell office:value-type="float" office:value="1287659" table:style-name="ce2">
            <text:p>1287659</text:p>
          </table:table-cell>
          <table:table-cell office:value-type="float" office:value="17274194" table:style-name="ce2">
            <text:p>17274194</text:p>
          </table:table-cell>
          <table:table-cell office:value-type="float" office:value="20732807" table:style-name="ce1">
            <text:p>207328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rothe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三德⼤飯店</text:span></text:p>
          </table:table-cell>
          <table:table-cell office:value-type="string" table:style-name="ce2">
            <text:p>Taipei</text:p>
          </table:table-cell>
          <table:table-cell office:value-type="float" office:value="287" table:style-name="ce2">
            <text:p>287</text:p>
          </table:table-cell>
          <table:table-cell office:value-type="float" office:value="994" table:style-name="ce2">
            <text:p>994</text:p>
          </table:table-cell>
          <table:table-cell office:value-type="string" table:style-name="ce2">
            <text:p><text:span text:style-name="T1">11.54%</text:span></text:p>
          </table:table-cell>
          <table:table-cell office:value-type="float" office:value="923" table:style-name="ce2">
            <text:p>923</text:p>
          </table:table-cell>
          <table:table-cell office:value-type="float" office:value="917889" table:style-name="ce2">
            <text:p>917889</text:p>
          </table:table-cell>
          <table:table-cell office:value-type="float" office:value="63980" table:style-name="ce2">
            <text:p>63980</text:p>
          </table:table-cell>
          <table:table-cell office:value-type="float" office:value="2723207" table:style-name="ce1">
            <text:p>27232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to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都麗緻⼤飯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367" table:style-name="ce2">
            <text:p>367</text:p>
          </table:table-cell>
          <table:table-cell office:value-type="string" table:style-name="ce2">
            <text:p><text:span text:style-name="T1">5.85%</text:span></text:p>
          </table:table-cell>
          <table:table-cell office:value-type="float" office:value="3624" table:style-name="ce2">
            <text:p>3624</text:p>
          </table:table-cell>
          <table:table-cell office:value-type="float" office:value="1330079" table:style-name="ce2">
            <text:p>1330079</text:p>
          </table:table-cell>
          <table:table-cell office:value-type="float" office:value="7760155" table:style-name="ce2">
            <text:p>7760155</text:p>
          </table:table-cell>
          <table:table-cell office:value-type="float" office:value="12493527" table:style-name="ce1">
            <text:p>124935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聯⼤飯店</text:span></text:p>
          </table:table-cell>
          <table:table-cell office:value-type="string" table:style-name="ce2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796" table:style-name="ce2">
            <text:p>796</text:p>
          </table:table-cell>
          <table:table-cell office:value-type="string" table:style-name="ce2">
            <text:p><text:span text:style-name="T1">10.92%</text:span></text:p>
          </table:table-cell>
          <table:table-cell office:value-type="float" office:value="1127" table:style-name="ce2">
            <text:p>1127</text:p>
          </table:table-cell>
          <table:table-cell office:value-type="float" office:value="896795" table:style-name="ce2">
            <text:p>896795</text:p>
          </table:table-cell>
          <table:table-cell office:value-type="float" office:value="283665" table:style-name="ce2">
            <text:p>283665</text:p>
          </table:table-cell>
          <table:table-cell office:value-type="float" office:value="1320174" table:style-name="ce1">
            <text:p>13201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nite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喜來登⼤飯店</text:span></text:p>
          </table:table-cell>
          <table:table-cell office:value-type="string" table:style-name="ce2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<text:span text:style-name="T1">9.61%</text:span></text:p>
          </table:table-cell>
          <table:table-cell office:value-type="float" office:value="2972" table:style-name="ce2">
            <text:p>2972</text:p>
          </table:table-cell>
          <table:table-cell office:value-type="float" office:value="5897314" table:style-name="ce2">
            <text:p>5897314</text:p>
          </table:table-cell>
          <table:table-cell office:value-type="float" office:value="38136003" table:style-name="ce2">
            <text:p>38136003</text:p>
          </table:table-cell>
          <table:table-cell office:value-type="float" office:value="52276717" table:style-name="ce1">
            <text:p>522767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老爺⼤酒店</text:span></text:p>
          </table:table-cell>
          <table:table-cell office:value-type="string" table:style-name="ce2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832" table:style-name="ce2">
            <text:p>832</text:p>
          </table:table-cell>
          <table:table-cell office:value-type="string" table:style-name="ce2">
            <text:p><text:span text:style-name="T1">13.73%</text:span></text:p>
          </table:table-cell>
          <table:table-cell office:value-type="float" office:value="2512" table:style-name="ce2">
            <text:p>2512</text:p>
          </table:table-cell>
          <table:table-cell office:value-type="float" office:value="2090232" table:style-name="ce2">
            <text:p>2090232</text:p>
          </table:table-cell>
          <table:table-cell office:value-type="float" office:value="9567728" table:style-name="ce2">
            <text:p>9567728</text:p>
          </table:table-cell>
          <table:table-cell office:value-type="float" office:value="14297349" table:style-name="ce1">
            <text:p>142973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華⼤飯店</text:span></text:p>
          </table:table-cell>
          <table:table-cell office:value-type="string" table:style-name="ce2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658" table:style-name="ce2">
            <text:p>658</text:p>
          </table:table-cell>
          <table:table-cell office:value-type="string" table:style-name="ce2">
            <text:p><text:span text:style-name="T1">3.62%</text:span></text:p>
          </table:table-cell>
          <table:table-cell office:value-type="float" office:value="2767" table:style-name="ce2">
            <text:p>2767</text:p>
          </table:table-cell>
          <table:table-cell office:value-type="float" office:value="1821000" table:style-name="ce2">
            <text:p>1821000</text:p>
          </table:table-cell>
          <table:table-cell office:value-type="float" office:value="14636000" table:style-name="ce2">
            <text:p>14636000</text:p>
          </table:table-cell>
          <table:table-cell office:value-type="float" office:value="26934000" table:style-name="ce1">
            <text:p>26934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悅酒店</text:span></text:p>
          </table:table-cell>
          <table:table-cell office:value-type="string" table:style-name="ce2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1472" table:style-name="ce2">
            <text:p>1472</text:p>
          </table:table-cell>
          <table:table-cell office:value-type="string" table:style-name="ce2">
            <text:p><text:span text:style-name="T1">5.77%</text:span></text:p>
          </table:table-cell>
          <table:table-cell office:value-type="float" office:value="4427" table:style-name="ce2">
            <text:p>4427</text:p>
          </table:table-cell>
          <table:table-cell office:value-type="float" office:value="6516412" table:style-name="ce2">
            <text:p>6516412</text:p>
          </table:table-cell>
          <table:table-cell office:value-type="float" office:value="36464007" table:style-name="ce2">
            <text:p>36464007</text:p>
          </table:table-cell>
          <table:table-cell office:value-type="float" office:value="51239927" table:style-name="ce1">
            <text:p>512399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⻄華⼤飯店</text:span></text:p>
          </table:table-cell>
          <table:table-cell office:value-type="string" table:style-name="ce2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261" table:style-name="ce2">
            <text:p>261</text:p>
          </table:table-cell>
          <table:table-cell office:value-type="string" table:style-name="ce2">
            <text:p><text:span text:style-name="T1">2.54%</text:span></text:p>
          </table:table-cell>
          <table:table-cell office:value-type="float" office:value="4016" table:style-name="ce2">
            <text:p>4016</text:p>
          </table:table-cell>
          <table:table-cell office:value-type="float" office:value="1048158" table:style-name="ce2">
            <text:p>1048158</text:p>
          </table:table-cell>
          <table:table-cell office:value-type="float" office:value="3381588" table:style-name="ce2">
            <text:p>3381588</text:p>
          </table:table-cell>
          <table:table-cell office:value-type="float" office:value="5224152" table:style-name="ce1">
            <text:p>52241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herwood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華酒店</text:span></text:p>
          </table:table-cell>
          <table:table-cell office:value-type="string" table:style-name="ce2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3402" table:style-name="ce2">
            <text:p>3402</text:p>
          </table:table-cell>
          <table:table-cell office:value-type="string" table:style-name="ce2">
            <text:p><text:span text:style-name="T1">21.08%</text:span></text:p>
          </table:table-cell>
          <table:table-cell office:value-type="float" office:value="4079" table:style-name="ce2">
            <text:p>4079</text:p>
          </table:table-cell>
          <table:table-cell office:value-type="float" office:value="13877109" table:style-name="ce2">
            <text:p>13877109</text:p>
          </table:table-cell>
          <table:table-cell office:value-type="float" office:value="56071117" table:style-name="ce2">
            <text:p>56071117</text:p>
          </table:table-cell>
          <table:table-cell office:value-type="float" office:value="106647952" table:style-name="ce1">
            <text:p>1066479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egen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北遠東國際⼤飯店</text:span></text:p>
          </table:table-cell>
          <table:table-cell office:value-type="string" table:style-name="ce2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887" table:style-name="ce2">
            <text:p>887</text:p>
          </table:table-cell>
          <table:table-cell office:value-type="string" table:style-name="ce2">
            <text:p><text:span text:style-name="T1">7.04%</text:span></text:p>
          </table:table-cell>
          <table:table-cell office:value-type="float" office:value="5041" table:style-name="ce2">
            <text:p>5041</text:p>
          </table:table-cell>
          <table:table-cell office:value-type="float" office:value="4471600" table:style-name="ce2">
            <text:p>4471600</text:p>
          </table:table-cell>
          <table:table-cell office:value-type="float" office:value="16709284" table:style-name="ce2">
            <text:p>16709284</text:p>
          </table:table-cell>
          <table:table-cell office:value-type="float" office:value="25740455" table:style-name="ce1">
            <text:p>257404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神旺⼤飯店</text:span></text:p>
          </table:table-cell>
          <table:table-cell office:value-type="string" table:style-name="ce2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<text:span text:style-name="T1">1.85%</text:span></text:p>
          </table:table-cell>
          <table:table-cell office:value-type="float" office:value="2800" table:style-name="ce2">
            <text:p>2800</text:p>
          </table:table-cell>
          <table:table-cell office:value-type="float" office:value="417214" table:style-name="ce2">
            <text:p>417214</text:p>
          </table:table-cell>
          <table:table-cell office:value-type="float" office:value="18608094" table:style-name="ce2">
            <text:p>18608094</text:p>
          </table:table-cell>
          <table:table-cell office:value-type="float" office:value="19838818" table:style-name="ce1">
            <text:p>198388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信花園酒店</text:span></text:p>
          </table:table-cell>
          <table:table-cell office:value-type="string" table:style-name="ce2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862" table:style-name="ce2">
            <text:p>862</text:p>
          </table:table-cell>
          <table:table-cell office:value-type="string" table:style-name="ce2">
            <text:p><text:span text:style-name="T1">14.15%</text:span></text:p>
          </table:table-cell>
          <table:table-cell office:value-type="float" office:value="1275" table:style-name="ce2">
            <text:p>1275</text:p>
          </table:table-cell>
          <table:table-cell office:value-type="float" office:value="1098759" table:style-name="ce2">
            <text:p>1098759</text:p>
          </table:table-cell>
          <table:table-cell office:value-type="float" office:value="924571" table:style-name="ce2">
            <text:p>924571</text:p>
          </table:table-cell>
          <table:table-cell office:value-type="float" office:value="3593023" table:style-name="ce1">
            <text:p>35930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艾美酒店</text:span></text:p>
          </table:table-cell>
          <table:table-cell office:value-type="string" table:style-name="ce2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522" table:style-name="ce2">
            <text:p>522</text:p>
          </table:table-cell>
          <table:table-cell office:value-type="string" table:style-name="ce2">
            <text:p><text:span text:style-name="T1">10.88%</text:span></text:p>
          </table:table-cell>
          <table:table-cell office:value-type="float" office:value="5487" table:style-name="ce2">
            <text:p>5487</text:p>
          </table:table-cell>
          <table:table-cell office:value-type="float" office:value="2864025" table:style-name="ce2">
            <text:p>2864025</text:p>
          </table:table-cell>
          <table:table-cell office:value-type="float" office:value="13427401" table:style-name="ce2">
            <text:p>13427401</text:p>
          </table:table-cell>
          <table:table-cell office:value-type="float" office:value="26462750" table:style-name="ce1">
            <text:p>264627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2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1056" table:style-name="ce2">
            <text:p>1056</text:p>
          </table:table-cell>
          <table:table-cell office:value-type="string" table:style-name="ce2">
            <text:p><text:span text:style-name="T1">8.69%</text:span></text:p>
          </table:table-cell>
          <table:table-cell office:value-type="float" office:value="7316" table:style-name="ce2">
            <text:p>7316</text:p>
          </table:table-cell>
          <table:table-cell office:value-type="float" office:value="7725749" table:style-name="ce2">
            <text:p>7725749</text:p>
          </table:table-cell>
          <table:table-cell office:value-type="float" office:value="6510516" table:style-name="ce2">
            <text:p>6510516</text:p>
          </table:table-cell>
          <table:table-cell office:value-type="float" office:value="17396116" table:style-name="ce1">
            <text:p>173961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萬豪酒店</text:span></text:p>
          </table:table-cell>
          <table:table-cell office:value-type="string" table:style-name="ce2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665" table:style-name="ce2">
            <text:p>665</text:p>
          </table:table-cell>
          <table:table-cell office:value-type="string" table:style-name="ce2">
            <text:p><text:span text:style-name="T1">6.97%</text:span></text:p>
          </table:table-cell>
          <table:table-cell office:value-type="float" office:value="5003" table:style-name="ce2">
            <text:p>5003</text:p>
          </table:table-cell>
          <table:table-cell office:value-type="float" office:value="3326888" table:style-name="ce2">
            <text:p>3326888</text:p>
          </table:table-cell>
          <table:table-cell office:value-type="float" office:value="17531908" table:style-name="ce2">
            <text:p>17531908</text:p>
          </table:table-cell>
          <table:table-cell office:value-type="float" office:value="28291177" table:style-name="ce1">
            <text:p>282911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美福⼤飯店</text:span></text:p>
          </table:table-cell>
          <table:table-cell office:value-type="string" table:style-name="ce2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<text:span text:style-name="T1">11.89%</text:span></text:p>
          </table:table-cell>
          <table:table-cell office:value-type="float" office:value="4591" table:style-name="ce2">
            <text:p>4591</text:p>
          </table:table-cell>
          <table:table-cell office:value-type="float" office:value="2391983" table:style-name="ce2">
            <text:p>2391983</text:p>
          </table:table-cell>
          <table:table-cell office:value-type="float" office:value="17233166" table:style-name="ce2">
            <text:p>17233166</text:p>
          </table:table-cell>
          <table:table-cell office:value-type="float" office:value="21422720" table:style-name="ce1">
            <text:p>214227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亞⼠都飯店</text:p>
          </table:table-cell>
          <table:table-cell office:value-type="string" table:style-name="ce2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<text:span text:style-name="T1">6.00%</text:span></text:p>
          </table:table-cell>
          <table:table-cell office:value-type="float" office:value="1937" table:style-name="ce2">
            <text:p>1937</text:p>
          </table:table-cell>
          <table:table-cell office:value-type="float" office:value="139480" table:style-name="ce2">
            <text:p>139480</text:p>
          </table:table-cell>
          <table:table-cell office:value-type="float" office:value="0" table:style-name="ce2">
            <text:p>0</text:p>
          </table:table-cell>
          <table:table-cell office:value-type="float" office:value="139480" table:style-name="ce1">
            <text:p>1394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天成⼤飯店</text:span></text:p>
          </table:table-cell>
          <table:table-cell office:value-type="string" table:style-name="ce2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470" table:style-name="ce2">
            <text:p>470</text:p>
          </table:table-cell>
          <table:table-cell office:value-type="string" table:style-name="ce2">
            <text:p><text:span text:style-name="T1">6.96%</text:span></text:p>
          </table:table-cell>
          <table:table-cell office:value-type="float" office:value="1511" table:style-name="ce2">
            <text:p>1511</text:p>
          </table:table-cell>
          <table:table-cell office:value-type="float" office:value="709999" table:style-name="ce2">
            <text:p>709999</text:p>
          </table:table-cell>
          <table:table-cell office:value-type="float" office:value="5398271" table:style-name="ce2">
            <text:p>5398271</text:p>
          </table:table-cell>
          <table:table-cell office:value-type="float" office:value="6533990" table:style-name="ce1">
            <text:p>65339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六福客棧</text:span></text:p>
          </table:table-cell>
          <table:table-cell office:value-type="string" table:style-name="ce2">
            <text:p>Taipei</text:p>
          </table:table-cell>
          <table:table-cell office:value-type="float" office:value="230" table:style-name="ce2">
            <text:p>230</text:p>
          </table:table-cell>
          <table:table-cell office:value-type="float" office:value="508" table:style-name="ce2">
            <text:p>508</text:p>
          </table:table-cell>
          <table:table-cell office:value-type="string" table:style-name="ce2">
            <text:p><text:span text:style-name="T1">7.36%</text:span></text:p>
          </table:table-cell>
          <table:table-cell office:value-type="float" office:value="1053" table:style-name="ce2">
            <text:p>1053</text:p>
          </table:table-cell>
          <table:table-cell office:value-type="float" office:value="535145" table:style-name="ce2">
            <text:p>535145</text:p>
          </table:table-cell>
          <table:table-cell office:value-type="float" office:value="2273526" table:style-name="ce2">
            <text:p>2273526</text:p>
          </table:table-cell>
          <table:table-cell office:value-type="float" office:value="3087938" table:style-name="ce1">
            <text:p>30879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第一⼤飯店</text:span></text:p>
          </table:table-cell>
          <table:table-cell office:value-type="string" table:style-name="ce2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<text:span text:style-name="T1">0.72%</text:span></text:p>
          </table:table-cell>
          <table:table-cell office:value-type="float" office:value="1318" table:style-name="ce2">
            <text:p>1318</text:p>
          </table:table-cell>
          <table:table-cell office:value-type="float" office:value="50091" table:style-name="ce2">
            <text:p>50091</text:p>
          </table:table-cell>
          <table:table-cell office:value-type="float" office:value="2334277" table:style-name="ce2">
            <text:p>2334277</text:p>
          </table:table-cell>
          <table:table-cell office:value-type="float" office:value="16448251" table:style-name="ce1">
            <text:p>164482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irs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慶泰⼤飯店</text:span></text:p>
          </table:table-cell>
          <table:table-cell office:value-type="string" table:style-name="ce2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<text:span text:style-name="T1">1.80%</text:span></text:p>
          </table:table-cell>
          <table:table-cell office:value-type="float" office:value="1552" table:style-name="ce2">
            <text:p>1552</text:p>
          </table:table-cell>
          <table:table-cell office:value-type="float" office:value="125717" table:style-name="ce2">
            <text:p>125717</text:p>
          </table:table-cell>
          <table:table-cell office:value-type="float" office:value="2114445" table:style-name="ce2">
            <text:p>2114445</text:p>
          </table:table-cell>
          <table:table-cell office:value-type="float" office:value="2389073" table:style-name="ce1">
            <text:p>23890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al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洛碁⼤飯店花華本館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pan text:style-name="T1">0.45%</text:span></text:p>
          </table:table-cell>
          <table:table-cell office:value-type="float" office:value="1029" table:style-name="ce2">
            <text:p>1029</text:p>
          </table:table-cell>
          <table:table-cell office:value-type="float" office:value="15432" table:style-name="ce2">
            <text:p>15432</text:p>
          </table:table-cell>
          <table:table-cell office:value-type="float" office:value="0" table:style-name="ce2">
            <text:p>0</text:p>
          </table:table-cell>
          <table:table-cell office:value-type="float" office:value="15432" table:style-name="ce1">
            <text:p>154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歐華酒店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<text:span text:style-name="T1">3.57%</text:span></text:p>
          </table:table-cell>
          <table:table-cell office:value-type="float" office:value="3133" table:style-name="ce2">
            <text:p>3133</text:p>
          </table:table-cell>
          <table:table-cell office:value-type="float" office:value="376012" table:style-name="ce2">
            <text:p>376012</text:p>
          </table:table-cell>
          <table:table-cell office:value-type="float" office:value="2524812" table:style-name="ce2">
            <text:p>2524812</text:p>
          </table:table-cell>
          <table:table-cell office:value-type="float" office:value="3240225" table:style-name="ce1">
            <text:p>32402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台北一館</text:span></text:p>
          </table:table-cell>
          <table:table-cell office:value-type="string" table:style-name="ce2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217" table:style-name="ce2">
            <text:p>217</text:p>
          </table:table-cell>
          <table:table-cell office:value-type="string" table:style-name="ce2">
            <text:p><text:span text:style-name="T1">6.03%</text:span></text:p>
          </table:table-cell>
          <table:table-cell office:value-type="float" office:value="2053" table:style-name="ce2">
            <text:p>2053</text:p>
          </table:table-cell>
          <table:table-cell office:value-type="float" office:value="445565" table:style-name="ce2">
            <text:p>445565</text:p>
          </table:table-cell>
          <table:table-cell office:value-type="float" office:value="2948173" table:style-name="ce2">
            <text:p>2948173</text:p>
          </table:table-cell>
          <table:table-cell office:value-type="float" office:value="3771982" table:style-name="ce1">
            <text:p>37719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⾸都⼤飯店</text:span></text:p>
          </table:table-cell>
          <table:table-cell office:value-type="string" table:style-name="ce2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279" table:style-name="ce2">
            <text:p>279</text:p>
          </table:table-cell>
          <table:table-cell office:value-type="string" table:style-name="ce2">
            <text:p><text:span text:style-name="T1">7.21%</text:span></text:p>
          </table:table-cell>
          <table:table-cell office:value-type="float" office:value="1762" table:style-name="ce2">
            <text:p>1762</text:p>
          </table:table-cell>
          <table:table-cell office:value-type="float" office:value="491725" table:style-name="ce2">
            <text:p>491725</text:p>
          </table:table-cell>
          <table:table-cell office:value-type="float" office:value="574152" table:style-name="ce2">
            <text:p>574152</text:p>
          </table:table-cell>
          <table:table-cell office:value-type="float" office:value="1587090" table:style-name="ce1">
            <text:p>15870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pital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品⼤酒店</text:span></text:p>
          </table:table-cell>
          <table:table-cell office:value-type="string" table:style-name="ce2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1265" table:style-name="ce2">
            <text:p>1265</text:p>
          </table:table-cell>
          <table:table-cell office:value-type="string" table:style-name="ce2">
            <text:p><text:span text:style-name="T1">14.74%</text:span></text:p>
          </table:table-cell>
          <table:table-cell office:value-type="float" office:value="2613" table:style-name="ce2">
            <text:p>2613</text:p>
          </table:table-cell>
          <table:table-cell office:value-type="float" office:value="3304884" table:style-name="ce2">
            <text:p>3304884</text:p>
          </table:table-cell>
          <table:table-cell office:value-type="float" office:value="21830957" table:style-name="ce2">
            <text:p>21830957</text:p>
          </table:table-cell>
          <table:table-cell office:value-type="float" office:value="27067114" table:style-name="ce1">
            <text:p>270671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花園⼤酒店</text:span></text:p>
          </table:table-cell>
          <table:table-cell office:value-type="string" table:style-name="ce2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<text:span text:style-name="T1">10.55%</text:span></text:p>
          </table:table-cell>
          <table:table-cell office:value-type="float" office:value="1283" table:style-name="ce2">
            <text:p>1283</text:p>
          </table:table-cell>
          <table:table-cell office:value-type="float" office:value="979267" table:style-name="ce2">
            <text:p>979267</text:p>
          </table:table-cell>
          <table:table-cell office:value-type="float" office:value="7670181" table:style-name="ce2">
            <text:p>7670181</text:p>
          </table:table-cell>
          <table:table-cell office:value-type="float" office:value="9662688" table:style-name="ce1">
            <text:p>96626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勝⽣加賀屋國際溫泉飯店</text:span></text:p>
          </table:table-cell>
          <table:table-cell office:value-type="string" table:style-name="ce2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093" table:style-name="ce2">
            <text:p>1093</text:p>
          </table:table-cell>
          <table:table-cell office:value-type="string" table:style-name="ce2">
            <text:p><text:span text:style-name="T1">40.48%</text:span></text:p>
          </table:table-cell>
          <table:table-cell office:value-type="float" office:value="3209" table:style-name="ce2">
            <text:p>3209</text:p>
          </table:table-cell>
          <table:table-cell office:value-type="float" office:value="3507771" table:style-name="ce2">
            <text:p>3507771</text:p>
          </table:table-cell>
          <table:table-cell office:value-type="float" office:value="2933003" table:style-name="ce2">
            <text:p>2933003</text:p>
          </table:table-cell>
          <table:table-cell office:value-type="float" office:value="9355245" table:style-name="ce1">
            <text:p>93552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adium-Kagaya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麗禧溫泉酒店</text:span></text:p>
          </table:table-cell>
          <table:table-cell office:value-type="string" table:style-name="ce2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258" table:style-name="ce2">
            <text:p>258</text:p>
          </table:table-cell>
          <table:table-cell office:value-type="string" table:style-name="ce2">
            <text:p><text:span text:style-name="T1">13.03%</text:span></text:p>
          </table:table-cell>
          <table:table-cell office:value-type="float" office:value="14503" table:style-name="ce2">
            <text:p>14503</text:p>
          </table:table-cell>
          <table:table-cell office:value-type="float" office:value="3741791" table:style-name="ce2">
            <text:p>3741791</text:p>
          </table:table-cell>
          <table:table-cell office:value-type="float" office:value="2392379" table:style-name="ce2">
            <text:p>2392379</text:p>
          </table:table-cell>
          <table:table-cell office:value-type="float" office:value="10314591" table:style-name="ce1">
            <text:p>103145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舍艾麗酒店</text:span></text:p>
          </table:table-cell>
          <table:table-cell office:value-type="string" table:style-name="ce2">
            <text:p>Taipei</text:p>
          </table:table-cell>
          <table:table-cell office:value-type="float" office:value="235" table:style-name="ce2">
            <text:p>235</text:p>
          </table:table-cell>
          <table:table-cell office:value-type="float" office:value="2207" table:style-name="ce2">
            <text:p>2207</text:p>
          </table:table-cell>
          <table:table-cell office:value-type="string" table:style-name="ce2">
            <text:p><text:span text:style-name="T1">31.30%</text:span></text:p>
          </table:table-cell>
          <table:table-cell office:value-type="float" office:value="2775" table:style-name="ce2">
            <text:p>2775</text:p>
          </table:table-cell>
          <table:table-cell office:value-type="float" office:value="6124581" table:style-name="ce2">
            <text:p>6124581</text:p>
          </table:table-cell>
          <table:table-cell office:value-type="float" office:value="384941" table:style-name="ce2">
            <text:p>384941</text:p>
          </table:table-cell>
          <table:table-cell office:value-type="float" office:value="7616457" table:style-name="ce1">
            <text:p>76164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老爺酒店</text:span></text:p>
          </table:table-cell>
          <table:table-cell office:value-type="string" table:style-name="ce2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327" table:style-name="ce2">
            <text:p>327</text:p>
          </table:table-cell>
          <table:table-cell office:value-type="string" table:style-name="ce2">
            <text:p><text:span text:style-name="T1">21.80%</text:span></text:p>
          </table:table-cell>
          <table:table-cell office:value-type="float" office:value="5552" table:style-name="ce2">
            <text:p>5552</text:p>
          </table:table-cell>
          <table:table-cell office:value-type="float" office:value="1815381" table:style-name="ce2">
            <text:p>1815381</text:p>
          </table:table-cell>
          <table:table-cell office:value-type="float" office:value="1654446" table:style-name="ce2">
            <text:p>1654446</text:p>
          </table:table-cell>
          <table:table-cell office:value-type="float" office:value="3951975" table:style-name="ce1">
            <text:p>39519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有園飯店</text:span></text:p>
          </table:table-cell>
          <table:table-cell office:value-type="string" table:style-name="ce2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93" table:style-name="ce2">
            <text:p>93</text:p>
          </table:table-cell>
          <table:table-cell office:value-type="string" table:style-name="ce2">
            <text:p><text:span text:style-name="T1">5.54%</text:span></text:p>
          </table:table-cell>
          <table:table-cell office:value-type="float" office:value="2252" table:style-name="ce2">
            <text:p>2252</text:p>
          </table:table-cell>
          <table:table-cell office:value-type="float" office:value="209404" table:style-name="ce2">
            <text:p>209404</text:p>
          </table:table-cell>
          <table:table-cell office:value-type="float" office:value="0" table:style-name="ce2">
            <text:p>0</text:p>
          </table:table-cell>
          <table:table-cell office:value-type="float" office:value="550703" table:style-name="ce1">
            <text:p>5507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合尊酒店</text:span></text:p>
          </table:table-cell>
          <table:table-cell office:value-type="string" table:style-name="ce2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1913" table:style-name="ce2">
            <text:p>1913</text:p>
          </table:table-cell>
          <table:table-cell office:value-type="string" table:style-name="ce2">
            <text:p><text:span text:style-name="T1">63.14%</text:span></text:p>
          </table:table-cell>
          <table:table-cell office:value-type="float" office:value="3582" table:style-name="ce2">
            <text:p>3582</text:p>
          </table:table-cell>
          <table:table-cell office:value-type="float" office:value="6853209" table:style-name="ce2">
            <text:p>6853209</text:p>
          </table:table-cell>
          <table:table-cell office:value-type="float" office:value="2410197" table:style-name="ce2">
            <text:p>2410197</text:p>
          </table:table-cell>
          <table:table-cell office:value-type="float" office:value="10189747" table:style-name="ce1">
            <text:p>101897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中⼭雅樂軒酒店</text:span></text:p>
          </table:table-cell>
          <table:table-cell office:value-type="string" table:style-name="ce2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457" table:style-name="ce2">
            <text:p>457</text:p>
          </table:table-cell>
          <table:table-cell office:value-type="string" table:style-name="ce2">
            <text:p><text:span text:style-name="T1">17.31%</text:span></text:p>
          </table:table-cell>
          <table:table-cell office:value-type="float" office:value="2745" table:style-name="ce2">
            <text:p>2745</text:p>
          </table:table-cell>
          <table:table-cell office:value-type="float" office:value="1254416" table:style-name="ce2">
            <text:p>1254416</text:p>
          </table:table-cell>
          <table:table-cell office:value-type="float" office:value="237808" table:style-name="ce2">
            <text:p>237808</text:p>
          </table:table-cell>
          <table:table-cell office:value-type="float" office:value="1664604" table:style-name="ce1">
            <text:p>16646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華酒店</text:span></text:p>
          </table:table-cell>
          <table:table-cell office:value-type="string" table:style-name="ce2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309" table:style-name="ce2">
            <text:p>309</text:p>
          </table:table-cell>
          <table:table-cell office:value-type="string" table:style-name="ce2">
            <text:p><text:span text:style-name="T1">6.91%</text:span></text:p>
          </table:table-cell>
          <table:table-cell office:value-type="float" office:value="3203" table:style-name="ce2">
            <text:p>3203</text:p>
          </table:table-cell>
          <table:table-cell office:value-type="float" office:value="989727" table:style-name="ce2">
            <text:p>989727</text:p>
          </table:table-cell>
          <table:table-cell office:value-type="float" office:value="102501" table:style-name="ce2">
            <text:p>102501</text:p>
          </table:table-cell>
          <table:table-cell office:value-type="float" office:value="2517732" table:style-name="ce1">
            <text:p>25177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IHU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園⼤飯店</text:span>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641" table:style-name="ce2">
            <text:p>641</text:p>
          </table:table-cell>
          <table:table-cell office:value-type="string" table:style-name="ce2">
            <text:p><text:span text:style-name="T1">7.94%</text:span></text:p>
          </table:table-cell>
          <table:table-cell office:value-type="float" office:value="1526" table:style-name="ce2">
            <text:p>1526</text:p>
          </table:table-cell>
          <table:table-cell office:value-type="float" office:value="978194" table:style-name="ce2">
            <text:p>978194</text:p>
          </table:table-cell>
          <table:table-cell office:value-type="float" office:value="1309173" table:style-name="ce2">
            <text:p>1309173</text:p>
          </table:table-cell>
          <table:table-cell office:value-type="float" office:value="2585479" table:style-name="ce1">
            <text:p>25854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Holiday</text:span><text:span text:style-name="T1"><text:s/>Garden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國賓⼤飯店</text:span>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3024" table:style-name="ce2">
            <text:p>3024</text:p>
          </table:table-cell>
          <table:table-cell office:value-type="string" table:style-name="ce2">
            <text:p><text:span text:style-name="T1">22.25%</text:span></text:p>
          </table:table-cell>
          <table:table-cell office:value-type="float" office:value="1940" table:style-name="ce2">
            <text:p>1940</text:p>
          </table:table-cell>
          <table:table-cell office:value-type="float" office:value="5866836" table:style-name="ce2">
            <text:p>5866836</text:p>
          </table:table-cell>
          <table:table-cell office:value-type="float" office:value="9793166" table:style-name="ce2">
            <text:p>9793166</text:p>
          </table:table-cell>
          <table:table-cell office:value-type="float" office:value="16288340" table:style-name="ce1">
            <text:p>16288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漢來⼤飯店</text:span>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756" table:style-name="ce2">
            <text:p>1756</text:p>
          </table:table-cell>
          <table:table-cell office:value-type="string" table:style-name="ce2">
            <text:p><text:span text:style-name="T1">10.94%</text:span></text:p>
          </table:table-cell>
          <table:table-cell office:value-type="float" office:value="2822" table:style-name="ce2">
            <text:p>2822</text:p>
          </table:table-cell>
          <table:table-cell office:value-type="float" office:value="4955533" table:style-name="ce2">
            <text:p>4955533</text:p>
          </table:table-cell>
          <table:table-cell office:value-type="float" office:value="24377241" table:style-name="ce2">
            <text:p>24377241</text:p>
          </table:table-cell>
          <table:table-cell office:value-type="float" office:value="37297196" table:style-name="ce1">
            <text:p>372971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福華⼤飯店</text:span>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1722" table:style-name="ce2">
            <text:p>1722</text:p>
          </table:table-cell>
          <table:table-cell office:value-type="string" table:style-name="ce2">
            <text:p><text:span text:style-name="T1">21.18%</text:span></text:p>
          </table:table-cell>
          <table:table-cell office:value-type="float" office:value="2021" table:style-name="ce2">
            <text:p>2021</text:p>
          </table:table-cell>
          <table:table-cell office:value-type="float" office:value="3479637" table:style-name="ce2">
            <text:p>3479637</text:p>
          </table:table-cell>
          <table:table-cell office:value-type="float" office:value="6242068" table:style-name="ce2">
            <text:p>6242068</text:p>
          </table:table-cell>
          <table:table-cell office:value-type="float" office:value="11259591" table:style-name="ce1">
            <text:p>112595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軒國際⼤飯店</text:span>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948" table:style-name="ce2">
            <text:p>948</text:p>
          </table:table-cell>
          <table:table-cell office:value-type="string" table:style-name="ce2">
            <text:p><text:span text:style-name="T1">8.32%</text:span></text:p>
          </table:table-cell>
          <table:table-cell office:value-type="float" office:value="1772" table:style-name="ce2">
            <text:p>1772</text:p>
          </table:table-cell>
          <table:table-cell office:value-type="float" office:value="1679771" table:style-name="ce2">
            <text:p>1679771</text:p>
          </table:table-cell>
          <table:table-cell office:value-type="float" office:value="4642432" table:style-name="ce2">
            <text:p>4642432</text:p>
          </table:table-cell>
          <table:table-cell office:value-type="float" office:value="6575335" table:style-name="ce1">
            <text:p>65753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麗尊⼤酒店</text:span></text:p>
          </table:table-cell>
          <table:table-cell office:value-type="string" table:style-name="ce2">
            <text:p>Kaohsiung</text:p>
          </table:table-cell>
          <table:table-cell office:value-type="float" office:value="188" table:style-name="ce2">
            <text:p>188</text:p>
          </table:table-cell>
          <table:table-cell office:value-type="float" office:value="976" table:style-name="ce2">
            <text:p>976</text:p>
          </table:table-cell>
          <table:table-cell office:value-type="string" table:style-name="ce2">
            <text:p><text:span text:style-name="T1">17.30%</text:span></text:p>
          </table:table-cell>
          <table:table-cell office:value-type="float" office:value="2019" table:style-name="ce2">
            <text:p>2019</text:p>
          </table:table-cell>
          <table:table-cell office:value-type="float" office:value="1970954" table:style-name="ce2">
            <text:p>1970954</text:p>
          </table:table-cell>
          <table:table-cell office:value-type="float" office:value="7217503" table:style-name="ce2">
            <text:p>7217503</text:p>
          </table:table-cell>
          <table:table-cell office:value-type="float" office:value="9435693" table:style-name="ce1">
            <text:p>94356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⼤皇家酒店</text:span>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176" table:style-name="ce2">
            <text:p>1176</text:p>
          </table:table-cell>
          <table:table-cell office:value-type="string" table:style-name="ce2">
            <text:p><text:span text:style-name="T1">5.98%</text:span></text:p>
          </table:table-cell>
          <table:table-cell office:value-type="float" office:value="2656" table:style-name="ce2">
            <text:p>2656</text:p>
          </table:table-cell>
          <table:table-cell office:value-type="float" office:value="3123592" table:style-name="ce2">
            <text:p>3123592</text:p>
          </table:table-cell>
          <table:table-cell office:value-type="float" office:value="3802617" table:style-name="ce2">
            <text:p>3802617</text:p>
          </table:table-cell>
          <table:table-cell office:value-type="float" office:value="7990518" table:style-name="ce1">
            <text:p>79905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⾼雄</text:span>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994" table:style-name="ce2">
            <text:p>994</text:p>
          </table:table-cell>
          <table:table-cell office:value-type="string" table:style-name="ce2">
            <text:p><text:span text:style-name="T1">13.25%</text:span></text:p>
          </table:table-cell>
          <table:table-cell office:value-type="float" office:value="1744" table:style-name="ce2">
            <text:p>1744</text:p>
          </table:table-cell>
          <table:table-cell office:value-type="float" office:value="1733344" table:style-name="ce2">
            <text:p>1733344</text:p>
          </table:table-cell>
          <table:table-cell office:value-type="float" office:value="899625" table:style-name="ce2">
            <text:p>899625</text:p>
          </table:table-cell>
          <table:table-cell office:value-type="float" office:value="2632969" table:style-name="ce1">
            <text:p>26329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英國際⾏館</text:span>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414" table:style-name="ce2">
            <text:p>414</text:p>
          </table:table-cell>
          <table:table-cell office:value-type="string" table:style-name="ce2">
            <text:p><text:span text:style-name="T1">9.39%</text:span></text:p>
          </table:table-cell>
          <table:table-cell office:value-type="float" office:value="6873" table:style-name="ce2">
            <text:p>6873</text:p>
          </table:table-cell>
          <table:table-cell office:value-type="float" office:value="2845234" table:style-name="ce2">
            <text:p>2845234</text:p>
          </table:table-cell>
          <table:table-cell office:value-type="float" office:value="7282473" table:style-name="ce2">
            <text:p>7282473</text:p>
          </table:table-cell>
          <table:table-cell office:value-type="float" office:value="11301407" table:style-name="ce1">
            <text:p>113014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Club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864" table:style-name="ce2">
            <text:p>864</text:p>
          </table:table-cell>
          <table:table-cell office:value-type="string" table:style-name="ce2">
            <text:p><text:span text:style-name="T1">16.18%</text:span></text:p>
          </table:table-cell>
          <table:table-cell office:value-type="float" office:value="1710" table:style-name="ce2">
            <text:p>1710</text:p>
          </table:table-cell>
          <table:table-cell office:value-type="float" office:value="1477139" table:style-name="ce2">
            <text:p>1477139</text:p>
          </table:table-cell>
          <table:table-cell office:value-type="float" office:value="4031082" table:style-name="ce2">
            <text:p>4031082</text:p>
          </table:table-cell>
          <table:table-cell office:value-type="float" office:value="9508353" table:style-name="ce1">
            <text:p>95083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2310" table:style-name="ce2">
            <text:p>2310</text:p>
          </table:table-cell>
          <table:table-cell office:value-type="string" table:style-name="ce2">
            <text:p><text:span text:style-name="T1">21.75%</text:span></text:p>
          </table:table-cell>
          <table:table-cell office:value-type="float" office:value="1980" table:style-name="ce2">
            <text:p>1980</text:p>
          </table:table-cell>
          <table:table-cell office:value-type="float" office:value="4574901" table:style-name="ce2">
            <text:p>4574901</text:p>
          </table:table-cell>
          <table:table-cell office:value-type="float" office:value="6604245" table:style-name="ce2">
            <text:p>6604245</text:p>
          </table:table-cell>
          <table:table-cell office:value-type="float" office:value="12680299" table:style-name="ce1">
            <text:p>126802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1295" table:style-name="ce2">
            <text:p>1295</text:p>
          </table:table-cell>
          <table:table-cell office:value-type="string" table:style-name="ce2">
            <text:p><text:span text:style-name="T1">27.85%</text:span></text:p>
          </table:table-cell>
          <table:table-cell office:value-type="float" office:value="2353" table:style-name="ce2">
            <text:p>2353</text:p>
          </table:table-cell>
          <table:table-cell office:value-type="float" office:value="3047172" table:style-name="ce2">
            <text:p>3047172</text:p>
          </table:table-cell>
          <table:table-cell office:value-type="float" office:value="2579239" table:style-name="ce2">
            <text:p>2579239</text:p>
          </table:table-cell>
          <table:table-cell office:value-type="float" office:value="6349816" table:style-name="ce1">
            <text:p>63498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1750" table:style-name="ce2">
            <text:p>1750</text:p>
          </table:table-cell>
          <table:table-cell office:value-type="string" table:style-name="ce2">
            <text:p><text:span text:style-name="T1">26.28%</text:span></text:p>
          </table:table-cell>
          <table:table-cell office:value-type="float" office:value="2404" table:style-name="ce2">
            <text:p>2404</text:p>
          </table:table-cell>
          <table:table-cell office:value-type="float" office:value="4206638" table:style-name="ce2">
            <text:p>4206638</text:p>
          </table:table-cell>
          <table:table-cell office:value-type="float" office:value="5144922" table:style-name="ce2">
            <text:p>5144922</text:p>
          </table:table-cell>
          <table:table-cell office:value-type="float" office:value="12655840" table:style-name="ce1">
            <text:p>126558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6" table:style-name="ce2">
            <text:p>226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<text:span text:style-name="T1">0.88%</text:span></text:p>
          </table:table-cell>
          <table:table-cell office:value-type="float" office:value="1888" table:style-name="ce2">
            <text:p>1888</text:p>
          </table:table-cell>
          <table:table-cell office:value-type="float" office:value="113259" table:style-name="ce2">
            <text:p>113259</text:p>
          </table:table-cell>
          <table:table-cell office:value-type="float" office:value="163901" table:style-name="ce2">
            <text:p>163901</text:p>
          </table:table-cell>
          <table:table-cell office:value-type="float" office:value="1577224" table:style-name="ce1">
            <text:p>15772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1253" table:style-name="ce2">
            <text:p>1253</text:p>
          </table:table-cell>
          <table:table-cell office:value-type="string" table:style-name="ce2">
            <text:p><text:span text:style-name="T1">28.03%</text:span></text:p>
          </table:table-cell>
          <table:table-cell office:value-type="float" office:value="2586" table:style-name="ce2">
            <text:p>2586</text:p>
          </table:table-cell>
          <table:table-cell office:value-type="float" office:value="3240647" table:style-name="ce2">
            <text:p>3240647</text:p>
          </table:table-cell>
          <table:table-cell office:value-type="float" office:value="8921808" table:style-name="ce2">
            <text:p>8921808</text:p>
          </table:table-cell>
          <table:table-cell office:value-type="float" office:value="14975768" table:style-name="ce1">
            <text:p>149757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inds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2143" table:style-name="ce2">
            <text:p>2143</text:p>
          </table:table-cell>
          <table:table-cell office:value-type="string" table:style-name="ce2">
            <text:p><text:span text:style-name="T1">35.72%</text:span></text:p>
          </table:table-cell>
          <table:table-cell office:value-type="float" office:value="2472" table:style-name="ce2">
            <text:p>2472</text:p>
          </table:table-cell>
          <table:table-cell office:value-type="float" office:value="5298357" table:style-name="ce2">
            <text:p>5298357</text:p>
          </table:table-cell>
          <table:table-cell office:value-type="float" office:value="665282" table:style-name="ce2">
            <text:p>665282</text:p>
          </table:table-cell>
          <table:table-cell office:value-type="float" office:value="6362911" table:style-name="ce1">
            <text:p>63629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<text:span text:style-name="T1">10.38%</text:span></text:p>
          </table:table-cell>
          <table:table-cell office:value-type="float" office:value="1385" table:style-name="ce2">
            <text:p>1385</text:p>
          </table:table-cell>
          <table:table-cell office:value-type="float" office:value="720000" table:style-name="ce2">
            <text:p>720000</text:p>
          </table:table-cell>
          <table:table-cell office:value-type="float" office:value="149957" table:style-name="ce2">
            <text:p>149957</text:p>
          </table:table-cell>
          <table:table-cell office:value-type="float" office:value="877388" table:style-name="ce1">
            <text:p>8773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2280" table:style-name="ce2">
            <text:p>2280</text:p>
          </table:table-cell>
          <table:table-cell office:value-type="string" table:style-name="ce2">
            <text:p><text:span text:style-name="T1">38.58%</text:span></text:p>
          </table:table-cell>
          <table:table-cell office:value-type="float" office:value="2174" table:style-name="ce2">
            <text:p>2174</text:p>
          </table:table-cell>
          <table:table-cell office:value-type="float" office:value="4957077" table:style-name="ce2">
            <text:p>4957077</text:p>
          </table:table-cell>
          <table:table-cell office:value-type="float" office:value="2471717" table:style-name="ce2">
            <text:p>2471717</text:p>
          </table:table-cell>
          <table:table-cell office:value-type="float" office:value="7671027" table:style-name="ce1">
            <text:p>76710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2847" table:style-name="ce2">
            <text:p>2847</text:p>
          </table:table-cell>
          <table:table-cell office:value-type="string" table:style-name="ce2">
            <text:p><text:span text:style-name="T1">27.67%</text:span></text:p>
          </table:table-cell>
          <table:table-cell office:value-type="float" office:value="1550" table:style-name="ce2">
            <text:p>1550</text:p>
          </table:table-cell>
          <table:table-cell office:value-type="float" office:value="4413849" table:style-name="ce2">
            <text:p>4413849</text:p>
          </table:table-cell>
          <table:table-cell office:value-type="float" office:value="1488362" table:style-name="ce2">
            <text:p>1488362</text:p>
          </table:table-cell>
          <table:table-cell office:value-type="float" office:value="6091523" table:style-name="ce1">
            <text:p>60915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rkview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3724" table:style-name="ce2">
            <text:p>3724</text:p>
          </table:table-cell>
          <table:table-cell office:value-type="string" table:style-name="ce2">
            <text:p><text:span text:style-name="T1">32.58%</text:span></text:p>
          </table:table-cell>
          <table:table-cell office:value-type="float" office:value="2715" table:style-name="ce2">
            <text:p>2715</text:p>
          </table:table-cell>
          <table:table-cell office:value-type="float" office:value="10111281" table:style-name="ce2">
            <text:p>10111281</text:p>
          </table:table-cell>
          <table:table-cell office:value-type="float" office:value="5458560" table:style-name="ce2">
            <text:p>5458560</text:p>
          </table:table-cell>
          <table:table-cell office:value-type="float" office:value="18908311" table:style-name="ce1">
            <text:p>189083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瑞穗天合國際觀光酒店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<text:span text:style-name="T1">33.05%</text:span></text:p>
          </table:table-cell>
          <table:table-cell office:value-type="float" office:value="6499" table:style-name="ce2">
            <text:p>6499</text:p>
          </table:table-cell>
          <table:table-cell office:value-type="float" office:value="12758368" table:style-name="ce2">
            <text:p>12758368</text:p>
          </table:table-cell>
          <table:table-cell office:value-type="float" office:value="6603571" table:style-name="ce2">
            <text:p>6603571</text:p>
          </table:table-cell>
          <table:table-cell office:value-type="float" office:value="22221025" table:style-name="ce1">
            <text:p>222210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悅國際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0" table:style-name="ce2">
            <text:p>38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pan text:style-name="T1">0.02%</text:span></text:p>
          </table:table-cell>
          <table:table-cell office:value-type="float" office:value="2310" table:style-name="ce2">
            <text:p>2310</text:p>
          </table:table-cell>
          <table:table-cell office:value-type="float" office:value="4620" table:style-name="ce2">
            <text:p>4620</text:p>
          </table:table-cell>
          <table:table-cell office:value-type="float" office:value="1327235" table:style-name="ce2">
            <text:p>1327235</text:p>
          </table:table-cell>
          <table:table-cell office:value-type="float" office:value="1464579" table:style-name="ce1">
            <text:p>14645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1652" table:style-name="ce2">
            <text:p>1652</text:p>
          </table:table-cell>
          <table:table-cell office:value-type="string" table:style-name="ce2">
            <text:p><text:span text:style-name="T1">22.03%</text:span></text:p>
          </table:table-cell>
          <table:table-cell office:value-type="float" office:value="1784" table:style-name="ce2">
            <text:p>1784</text:p>
          </table:table-cell>
          <table:table-cell office:value-type="float" office:value="2947899" table:style-name="ce2">
            <text:p>2947899</text:p>
          </table:table-cell>
          <table:table-cell office:value-type="float" office:value="28996170" table:style-name="ce2">
            <text:p>28996170</text:p>
          </table:table-cell>
          <table:table-cell office:value-type="float" office:value="31994452" table:style-name="ce1">
            <text:p>319944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南⽅莊園渡假飯店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565" table:style-name="ce2">
            <text:p>565</text:p>
          </table:table-cell>
          <table:table-cell office:value-type="string" table:style-name="ce2">
            <text:p><text:span text:style-name="T1">16.97%</text:span></text:p>
          </table:table-cell>
          <table:table-cell office:value-type="float" office:value="4515" table:style-name="ce2">
            <text:p>4515</text:p>
          </table:table-cell>
          <table:table-cell office:value-type="float" office:value="2551186" table:style-name="ce2">
            <text:p>2551186</text:p>
          </table:table-cell>
          <table:table-cell office:value-type="float" office:value="1949517" table:style-name="ce2">
            <text:p>1949517</text:p>
          </table:table-cell>
          <table:table-cell office:value-type="float" office:value="6090256" table:style-name="ce1">
            <text:p>6090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2439" table:style-name="ce2">
            <text:p>2439</text:p>
          </table:table-cell>
          <table:table-cell office:value-type="string" table:style-name="ce2">
            <text:p><text:span text:style-name="T1">15.76%</text:span></text:p>
          </table:table-cell>
          <table:table-cell office:value-type="float" office:value="2955" table:style-name="ce2">
            <text:p>2955</text:p>
          </table:table-cell>
          <table:table-cell office:value-type="float" office:value="7206271" table:style-name="ce2">
            <text:p>7206271</text:p>
          </table:table-cell>
          <table:table-cell office:value-type="float" office:value="3092148" table:style-name="ce2">
            <text:p>3092148</text:p>
          </table:table-cell>
          <table:table-cell office:value-type="float" office:value="11746178" table:style-name="ce1">
            <text:p>117461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桃園喜來登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0" table:style-name="ce2">
            <text:p>190</text:p>
          </table:table-cell>
          <table:table-cell office:value-type="float" office:value="357" table:style-name="ce2">
            <text:p>357</text:p>
          </table:table-cell>
          <table:table-cell office:value-type="string" table:style-name="ce2">
            <text:p><text:span text:style-name="T1">6.26%</text:span></text:p>
          </table:table-cell>
          <table:table-cell office:value-type="float" office:value="2087" table:style-name="ce2">
            <text:p>2087</text:p>
          </table:table-cell>
          <table:table-cell office:value-type="float" office:value="744973" table:style-name="ce2">
            <text:p>744973</text:p>
          </table:table-cell>
          <table:table-cell office:value-type="float" office:value="1629493" table:style-name="ce2">
            <text:p>1629493</text:p>
          </table:table-cell>
          <table:table-cell office:value-type="float" office:value="2578807" table:style-name="ce1">
            <text:p>25788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TAOYUA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⼈堂花園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28" table:style-name="ce2">
            <text:p>128</text:p>
          </table:table-cell>
          <table:table-cell office:value-type="float" office:value="396" table:style-name="ce2">
            <text:p>396</text:p>
          </table:table-cell>
          <table:table-cell office:value-type="string" table:style-name="ce2">
            <text:p><text:span text:style-name="T1">10.31%</text:span></text:p>
          </table:table-cell>
          <table:table-cell office:value-type="float" office:value="4849" table:style-name="ce2">
            <text:p>4849</text:p>
          </table:table-cell>
          <table:table-cell office:value-type="float" office:value="1920351" table:style-name="ce2">
            <text:p>1920351</text:p>
          </table:table-cell>
          <table:table-cell office:value-type="float" office:value="6038228" table:style-name="ce2">
            <text:p>6038228</text:p>
          </table:table-cell>
          <table:table-cell office:value-type="float" office:value="11542630" table:style-name="ce1">
            <text:p>115426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me</text:span><text:span text:style-name="T1"><text:s/>Hall</text:span><text:span text:style-name="T1"><text:s/>Garde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3479" table:style-name="ce2">
            <text:p>3479</text:p>
          </table:table-cell>
          <table:table-cell office:value-type="string" table:style-name="ce2">
            <text:p><text:span text:style-name="T1">30.04%</text:span></text:p>
          </table:table-cell>
          <table:table-cell office:value-type="float" office:value="2253" table:style-name="ce2">
            <text:p>2253</text:p>
          </table:table-cell>
          <table:table-cell office:value-type="float" office:value="7837385" table:style-name="ce2">
            <text:p>7837385</text:p>
          </table:table-cell>
          <table:table-cell office:value-type="float" office:value="11578922" table:style-name="ce2">
            <text:p>11578922</text:p>
          </table:table-cell>
          <table:table-cell office:value-type="float" office:value="21964032" table:style-name="ce1">
            <text:p>219640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1239" table:style-name="ce2">
            <text:p>1239</text:p>
          </table:table-cell>
          <table:table-cell office:value-type="string" table:style-name="ce2">
            <text:p><text:span text:style-name="T1">19.86%</text:span></text:p>
          </table:table-cell>
          <table:table-cell office:value-type="float" office:value="2867" table:style-name="ce2">
            <text:p>2867</text:p>
          </table:table-cell>
          <table:table-cell office:value-type="float" office:value="3552727" table:style-name="ce2">
            <text:p>3552727</text:p>
          </table:table-cell>
          <table:table-cell office:value-type="float" office:value="4359494" table:style-name="ce2">
            <text:p>4359494</text:p>
          </table:table-cell>
          <table:table-cell office:value-type="float" office:value="8264359" table:style-name="ce1">
            <text:p>82643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919" table:style-name="ce2">
            <text:p>919</text:p>
          </table:table-cell>
          <table:table-cell office:value-type="string" table:style-name="ce2">
            <text:p><text:span text:style-name="T1">11.92%</text:span></text:p>
          </table:table-cell>
          <table:table-cell office:value-type="float" office:value="2378" table:style-name="ce2">
            <text:p>2378</text:p>
          </table:table-cell>
          <table:table-cell office:value-type="float" office:value="2185674" table:style-name="ce2">
            <text:p>2185674</text:p>
          </table:table-cell>
          <table:table-cell office:value-type="float" office:value="13243968" table:style-name="ce2">
            <text:p>13243968</text:p>
          </table:table-cell>
          <table:table-cell office:value-type="float" office:value="17780693" table:style-name="ce1">
            <text:p>177806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<text:span text:style-name="T1">0.00%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35299" table:style-name="ce2">
            <text:p>4335299</text:p>
          </table:table-cell>
          <table:table-cell office:value-type="float" office:value="4770543" table:style-name="ce1">
            <text:p>47705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1910" table:style-name="ce2">
            <text:p>1910</text:p>
          </table:table-cell>
          <table:table-cell office:value-type="string" table:style-name="ce2">
            <text:p><text:span text:style-name="T1">24.97%</text:span></text:p>
          </table:table-cell>
          <table:table-cell office:value-type="float" office:value="2185" table:style-name="ce2">
            <text:p>2185</text:p>
          </table:table-cell>
          <table:table-cell office:value-type="float" office:value="4172602" table:style-name="ce2">
            <text:p>4172602</text:p>
          </table:table-cell>
          <table:table-cell office:value-type="float" office:value="15467362" table:style-name="ce2">
            <text:p>15467362</text:p>
          </table:table-cell>
          <table:table-cell office:value-type="float" office:value="20030471" table:style-name="ce1">
            <text:p>200304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539" table:style-name="ce2">
            <text:p>539</text:p>
          </table:table-cell>
          <table:table-cell office:value-type="string" table:style-name="ce2">
            <text:p><text:span text:style-name="T1">9.87%</text:span></text:p>
          </table:table-cell>
          <table:table-cell office:value-type="float" office:value="2073" table:style-name="ce2">
            <text:p>2073</text:p>
          </table:table-cell>
          <table:table-cell office:value-type="float" office:value="1117456" table:style-name="ce2">
            <text:p>1117456</text:p>
          </table:table-cell>
          <table:table-cell office:value-type="float" office:value="1671942" table:style-name="ce2">
            <text:p>1671942</text:p>
          </table:table-cell>
          <table:table-cell office:value-type="float" office:value="3294812" table:style-name="ce1">
            <text:p>32948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731" table:style-name="ce2">
            <text:p>731</text:p>
          </table:table-cell>
          <table:table-cell office:value-type="string" table:style-name="ce2">
            <text:p><text:span text:style-name="T1">16.35%</text:span></text:p>
          </table:table-cell>
          <table:table-cell office:value-type="float" office:value="2614" table:style-name="ce2">
            <text:p>2614</text:p>
          </table:table-cell>
          <table:table-cell office:value-type="float" office:value="1910847" table:style-name="ce2">
            <text:p>1910847</text:p>
          </table:table-cell>
          <table:table-cell office:value-type="float" office:value="721659" table:style-name="ce2">
            <text:p>721659</text:p>
          </table:table-cell>
          <table:table-cell office:value-type="float" office:value="2729262" table:style-name="ce1">
            <text:p>27292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<text:span text:style-name="T1">0.94%</text:span></text:p>
          </table:table-cell>
          <table:table-cell office:value-type="float" office:value="2244" table:style-name="ce2">
            <text:p>2244</text:p>
          </table:table-cell>
          <table:table-cell office:value-type="float" office:value="242393" table:style-name="ce2">
            <text:p>242393</text:p>
          </table:table-cell>
          <table:table-cell office:value-type="float" office:value="2394581" table:style-name="ce2">
            <text:p>2394581</text:p>
          </table:table-cell>
          <table:table-cell office:value-type="float" office:value="2807436" table:style-name="ce1">
            <text:p>28074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1086" table:style-name="ce2">
            <text:p>1086</text:p>
          </table:table-cell>
          <table:table-cell office:value-type="string" table:style-name="ce2">
            <text:p><text:span text:style-name="T1">18.95%</text:span></text:p>
          </table:table-cell>
          <table:table-cell office:value-type="float" office:value="2685" table:style-name="ce2">
            <text:p>2685</text:p>
          </table:table-cell>
          <table:table-cell office:value-type="float" office:value="2915591" table:style-name="ce2">
            <text:p>2915591</text:p>
          </table:table-cell>
          <table:table-cell office:value-type="float" office:value="1304273" table:style-name="ce2">
            <text:p>1304273</text:p>
          </table:table-cell>
          <table:table-cell office:value-type="float" office:value="4334186" table:style-name="ce1">
            <text:p>43341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<text:span text:style-name="T1">22.41%</text:span></text:p>
          </table:table-cell>
          <table:table-cell office:value-type="float" office:value="3186" table:style-name="ce2">
            <text:p>3186</text:p>
          </table:table-cell>
          <table:table-cell office:value-type="float" office:value="1006832" table:style-name="ce2">
            <text:p>1006832</text:p>
          </table:table-cell>
          <table:table-cell office:value-type="float" office:value="1352989" table:style-name="ce2">
            <text:p>1352989</text:p>
          </table:table-cell>
          <table:table-cell office:value-type="float" office:value="3645213" table:style-name="ce1">
            <text:p>36452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<text:span text:style-name="T1">33.42%</text:span></text:p>
          </table:table-cell>
          <table:table-cell office:value-type="float" office:value="2254" table:style-name="ce2">
            <text:p>2254</text:p>
          </table:table-cell>
          <table:table-cell office:value-type="float" office:value="4474171" table:style-name="ce2">
            <text:p>4474171</text:p>
          </table:table-cell>
          <table:table-cell office:value-type="float" office:value="942450" table:style-name="ce2">
            <text:p>942450</text:p>
          </table:table-cell>
          <table:table-cell office:value-type="float" office:value="6350382" table:style-name="ce1">
            <text:p>63503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CHAM</text:span><text:span text:style-name="T1"><text:s/>CHAM</text:span><text:span text:style-name="T1"><text:s/>TAIN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519" table:style-name="ce2">
            <text:p>519</text:p>
          </table:table-cell>
          <table:table-cell office:value-type="string" table:style-name="ce2">
            <text:p><text:span text:style-name="T1">16.17%</text:span></text:p>
          </table:table-cell>
          <table:table-cell office:value-type="float" office:value="2341" table:style-name="ce2">
            <text:p>2341</text:p>
          </table:table-cell>
          <table:table-cell office:value-type="float" office:value="1215172" table:style-name="ce2">
            <text:p>1215172</text:p>
          </table:table-cell>
          <table:table-cell office:value-type="float" office:value="3206714" table:style-name="ce2">
            <text:p>3206714</text:p>
          </table:table-cell>
          <table:table-cell office:value-type="float" office:value="5014982" table:style-name="ce1">
            <text:p>50149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7" table:style-name="ce2">
            <text:p>197</text:p>
          </table:table-cell>
          <table:table-cell office:value-type="float" office:value="2021" table:style-name="ce2">
            <text:p>2021</text:p>
          </table:table-cell>
          <table:table-cell office:value-type="string" table:style-name="ce2">
            <text:p><text:span text:style-name="T1">34.20%</text:span></text:p>
          </table:table-cell>
          <table:table-cell office:value-type="float" office:value="6614" table:style-name="ce2">
            <text:p>6614</text:p>
          </table:table-cell>
          <table:table-cell office:value-type="float" office:value="13365918" table:style-name="ce2">
            <text:p>13365918</text:p>
          </table:table-cell>
          <table:table-cell office:value-type="float" office:value="8511405" table:style-name="ce2">
            <text:p>8511405</text:p>
          </table:table-cell>
          <table:table-cell office:value-type="float" office:value="28733287" table:style-name="ce1">
            <text:p>287332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1108" table:style-name="ce2">
            <text:p>1108</text:p>
          </table:table-cell>
          <table:table-cell office:value-type="string" table:style-name="ce2">
            <text:p><text:span text:style-name="T1">38.47%</text:span></text:p>
          </table:table-cell>
          <table:table-cell office:value-type="float" office:value="13673" table:style-name="ce2">
            <text:p>13673</text:p>
          </table:table-cell>
          <table:table-cell office:value-type="float" office:value="15149234" table:style-name="ce2">
            <text:p>15149234</text:p>
          </table:table-cell>
          <table:table-cell office:value-type="float" office:value="5224695" table:style-name="ce2">
            <text:p>5224695</text:p>
          </table:table-cell>
          <table:table-cell office:value-type="float" office:value="23195697" table:style-name="ce1">
            <text:p>231956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1829" table:style-name="ce2">
            <text:p>1829</text:p>
          </table:table-cell>
          <table:table-cell office:value-type="string" table:style-name="ce2">
            <text:p><text:span text:style-name="T1">28.89%</text:span></text:p>
          </table:table-cell>
          <table:table-cell office:value-type="float" office:value="8994" table:style-name="ce2">
            <text:p>8994</text:p>
          </table:table-cell>
          <table:table-cell office:value-type="float" office:value="16450597" table:style-name="ce2">
            <text:p>16450597</text:p>
          </table:table-cell>
          <table:table-cell office:value-type="float" office:value="9173480" table:style-name="ce2">
            <text:p>9173480</text:p>
          </table:table-cell>
          <table:table-cell office:value-type="float" office:value="27420087" table:style-name="ce1">
            <text:p>274200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373" table:style-name="ce2">
            <text:p>373</text:p>
          </table:table-cell>
          <table:table-cell office:value-type="string" table:style-name="ce2">
            <text:p><text:span text:style-name="T1">13.51%</text:span></text:p>
          </table:table-cell>
          <table:table-cell office:value-type="float" office:value="9366" table:style-name="ce2">
            <text:p>9366</text:p>
          </table:table-cell>
          <table:table-cell office:value-type="float" office:value="3493474" table:style-name="ce2">
            <text:p>3493474</text:p>
          </table:table-cell>
          <table:table-cell office:value-type="float" office:value="1083016" table:style-name="ce2">
            <text:p>1083016</text:p>
          </table:table-cell>
          <table:table-cell office:value-type="float" office:value="4698712" table:style-name="ce1">
            <text:p>46987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4613" table:style-name="ce2">
            <text:p>4613</text:p>
          </table:table-cell>
          <table:table-cell office:value-type="string" table:style-name="ce2">
            <text:p><text:span text:style-name="T1">54.72%</text:span></text:p>
          </table:table-cell>
          <table:table-cell office:value-type="float" office:value="3995" table:style-name="ce2">
            <text:p>3995</text:p>
          </table:table-cell>
          <table:table-cell office:value-type="float" office:value="18429191" table:style-name="ce2">
            <text:p>18429191</text:p>
          </table:table-cell>
          <table:table-cell office:value-type="float" office:value="3565506" table:style-name="ce2">
            <text:p>3565506</text:p>
          </table:table-cell>
          <table:table-cell office:value-type="float" office:value="23243805" table:style-name="ce1">
            <text:p>232438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3202" table:style-name="ce2">
            <text:p>3202</text:p>
          </table:table-cell>
          <table:table-cell office:value-type="string" table:style-name="ce2">
            <text:p><text:span text:style-name="T1">23.30%</text:span></text:p>
          </table:table-cell>
          <table:table-cell office:value-type="float" office:value="2953" table:style-name="ce2">
            <text:p>2953</text:p>
          </table:table-cell>
          <table:table-cell office:value-type="float" office:value="9455088" table:style-name="ce2">
            <text:p>9455088</text:p>
          </table:table-cell>
          <table:table-cell office:value-type="float" office:value="2191348" table:style-name="ce2">
            <text:p>2191348</text:p>
          </table:table-cell>
          <table:table-cell office:value-type="float" office:value="12084574" table:style-name="ce1">
            <text:p>120845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2838" table:style-name="ce2">
            <text:p>2838</text:p>
          </table:table-cell>
          <table:table-cell office:value-type="string" table:style-name="ce2">
            <text:p><text:span text:style-name="T1">51.98%</text:span></text:p>
          </table:table-cell>
          <table:table-cell office:value-type="float" office:value="3981" table:style-name="ce2">
            <text:p>3981</text:p>
          </table:table-cell>
          <table:table-cell office:value-type="float" office:value="11296821" table:style-name="ce2">
            <text:p>11296821</text:p>
          </table:table-cell>
          <table:table-cell office:value-type="float" office:value="5568926" table:style-name="ce2">
            <text:p>5568926</text:p>
          </table:table-cell>
          <table:table-cell office:value-type="float" office:value="19063484" table:style-name="ce1">
            <text:p>190634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2650" table:style-name="ce2">
            <text:p>2650</text:p>
          </table:table-cell>
          <table:table-cell office:value-type="string" table:style-name="ce2">
            <text:p><text:span text:style-name="T1">55.21%</text:span></text:p>
          </table:table-cell>
          <table:table-cell office:value-type="float" office:value="7602" table:style-name="ce2">
            <text:p>7602</text:p>
          </table:table-cell>
          <table:table-cell office:value-type="float" office:value="20144495" table:style-name="ce2">
            <text:p>20144495</text:p>
          </table:table-cell>
          <table:table-cell office:value-type="float" office:value="6399401" table:style-name="ce2">
            <text:p>6399401</text:p>
          </table:table-cell>
          <table:table-cell office:value-type="float" office:value="29306826" table:style-name="ce1">
            <text:p>293068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524" table:style-name="ce2">
            <text:p>524</text:p>
          </table:table-cell>
          <table:table-cell office:value-type="string" table:style-name="ce2">
            <text:p><text:span text:style-name="T1">10.04%</text:span></text:p>
          </table:table-cell>
          <table:table-cell office:value-type="float" office:value="4495" table:style-name="ce2">
            <text:p>4495</text:p>
          </table:table-cell>
          <table:table-cell office:value-type="float" office:value="2355548" table:style-name="ce2">
            <text:p>2355548</text:p>
          </table:table-cell>
          <table:table-cell office:value-type="float" office:value="1185659" table:style-name="ce2">
            <text:p>1185659</text:p>
          </table:table-cell>
          <table:table-cell office:value-type="float" office:value="3597225" table:style-name="ce1">
            <text:p>35972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<text:span text:style-name="T1">7.23%</text:span></text:p>
          </table:table-cell>
          <table:table-cell office:value-type="float" office:value="1350" table:style-name="ce2">
            <text:p>1350</text:p>
          </table:table-cell>
          <table:table-cell office:value-type="float" office:value="553574" table:style-name="ce2">
            <text:p>553574</text:p>
          </table:table-cell>
          <table:table-cell office:value-type="float" office:value="263082" table:style-name="ce2">
            <text:p>263082</text:p>
          </table:table-cell>
          <table:table-cell office:value-type="float" office:value="1042695" table:style-name="ce1">
            <text:p>10426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<text:span text:style-name="T1">17.14%</text:span></text:p>
          </table:table-cell>
          <table:table-cell office:value-type="float" office:value="6075" table:style-name="ce2">
            <text:p>6075</text:p>
          </table:table-cell>
          <table:table-cell office:value-type="float" office:value="1093532" table:style-name="ce2">
            <text:p>1093532</text:p>
          </table:table-cell>
          <table:table-cell office:value-type="float" office:value="0" table:style-name="ce2">
            <text:p>0</text:p>
          </table:table-cell>
          <table:table-cell office:value-type="float" office:value="1093532" table:style-name="ce1">
            <text:p>10935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<text:span text:style-name="T1">0.48%</text:span></text:p>
          </table:table-cell>
          <table:table-cell office:value-type="float" office:value="2592" table:style-name="ce2">
            <text:p>2592</text:p>
          </table:table-cell>
          <table:table-cell office:value-type="float" office:value="36286" table:style-name="ce2">
            <text:p>36286</text:p>
          </table:table-cell>
          <table:table-cell office:value-type="float" office:value="518269" table:style-name="ce2">
            <text:p>518269</text:p>
          </table:table-cell>
          <table:table-cell office:value-type="float" office:value="569692" table:style-name="ce1">
            <text:p>5696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2">
            <text:p>Scenery</text:p>
          </table:table-cell>
          <table:table-cell office:value-type="float" office:value="104" table:style-name="ce2">
            <text:p>104</text:p>
          </table:table-cell>
          <table:table-cell office:value-type="float" office:value="913" table:style-name="ce2">
            <text:p>913</text:p>
          </table:table-cell>
          <table:table-cell office:value-type="string" table:style-name="ce2">
            <text:p><text:span text:style-name="T1">29.26%</text:span></text:p>
          </table:table-cell>
          <table:table-cell office:value-type="float" office:value="5848" table:style-name="ce2">
            <text:p>5848</text:p>
          </table:table-cell>
          <table:table-cell office:value-type="float" office:value="5339009" table:style-name="ce2">
            <text:p>5339009</text:p>
          </table:table-cell>
          <table:table-cell office:value-type="float" office:value="2681874" table:style-name="ce2">
            <text:p>2681874</text:p>
          </table:table-cell>
          <table:table-cell office:value-type="float" office:value="8308173" table:style-name="ce1">
            <text:p>83081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236" table:style-name="ce2">
            <text:p>236</text:p>
          </table:table-cell>
          <table:table-cell office:value-type="float" office:value="590" table:style-name="ce2">
            <text:p>590</text:p>
          </table:table-cell>
          <table:table-cell office:value-type="string" table:style-name="ce2">
            <text:p><text:span text:style-name="T1">8.33%</text:span></text:p>
          </table:table-cell>
          <table:table-cell office:value-type="float" office:value="2639" table:style-name="ce2">
            <text:p>2639</text:p>
          </table:table-cell>
          <table:table-cell office:value-type="float" office:value="1557027" table:style-name="ce2">
            <text:p>1557027</text:p>
          </table:table-cell>
          <table:table-cell office:value-type="float" office:value="66161" table:style-name="ce2">
            <text:p>66161</text:p>
          </table:table-cell>
          <table:table-cell office:value-type="float" office:value="1728338" table:style-name="ce1">
            <text:p>17283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淡⽔漁⼈碼頭</text:span></text:p>
          </table:table-cell>
          <table:table-cell office:value-type="string" table:style-name="ce2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1013" table:style-name="ce2">
            <text:p>1013</text:p>
          </table:table-cell>
          <table:table-cell office:value-type="string" table:style-name="ce2">
            <text:p><text:span text:style-name="T1">17.05%</text:span></text:p>
          </table:table-cell>
          <table:table-cell office:value-type="float" office:value="2985" table:style-name="ce2">
            <text:p>2985</text:p>
          </table:table-cell>
          <table:table-cell office:value-type="float" office:value="3024224" table:style-name="ce2">
            <text:p>3024224</text:p>
          </table:table-cell>
          <table:table-cell office:value-type="float" office:value="6032291" table:style-name="ce2">
            <text:p>6032291</text:p>
          </table:table-cell>
          <table:table-cell office:value-type="float" office:value="9694059" table:style-name="ce1">
            <text:p>96940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⼤板根渡假酒店</text:p>
          </table:table-cell>
          <table:table-cell office:value-type="string" table:style-name="ce2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618" table:style-name="ce2">
            <text:p>618</text:p>
          </table:table-cell>
          <table:table-cell office:value-type="string" table:style-name="ce2">
            <text:p><text:span text:style-name="T1">21.68%</text:span></text:p>
          </table:table-cell>
          <table:table-cell office:value-type="float" office:value="4315" table:style-name="ce2">
            <text:p>4315</text:p>
          </table:table-cell>
          <table:table-cell office:value-type="float" office:value="2666671" table:style-name="ce2">
            <text:p>2666671</text:p>
          </table:table-cell>
          <table:table-cell office:value-type="float" office:value="2582350" table:style-name="ce2">
            <text:p>2582350</text:p>
          </table:table-cell>
          <table:table-cell office:value-type="float" office:value="9469372" table:style-name="ce1">
            <text:p>94693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板橋凱撒⼤飯店</text:span></text:p>
          </table:table-cell>
          <table:table-cell office:value-type="string" table:style-name="ce2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<text:span text:style-name="T1">16.57%</text:span></text:p>
          </table:table-cell>
          <table:table-cell office:value-type="float" office:value="2256" table:style-name="ce2">
            <text:p>2256</text:p>
          </table:table-cell>
          <table:table-cell office:value-type="float" office:value="4485556" table:style-name="ce2">
            <text:p>4485556</text:p>
          </table:table-cell>
          <table:table-cell office:value-type="float" office:value="2706065" table:style-name="ce2">
            <text:p>2706065</text:p>
          </table:table-cell>
          <table:table-cell office:value-type="float" office:value="7194800" table:style-name="ce1">
            <text:p>7194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飯店</text:span></text:p>
          </table:table-cell>
          <table:table-cell office:value-type="string" table:style-name="ce2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1428" table:style-name="ce2">
            <text:p>1428</text:p>
          </table:table-cell>
          <table:table-cell office:value-type="string" table:style-name="ce2">
            <text:p><text:span text:style-name="T1">31.32%</text:span></text:p>
          </table:table-cell>
          <table:table-cell office:value-type="float" office:value="1935" table:style-name="ce2">
            <text:p>1935</text:p>
          </table:table-cell>
          <table:table-cell office:value-type="float" office:value="2763536" table:style-name="ce2">
            <text:p>2763536</text:p>
          </table:table-cell>
          <table:table-cell office:value-type="float" office:value="2714055" table:style-name="ce2">
            <text:p>2714055</text:p>
          </table:table-cell>
          <table:table-cell office:value-type="float" office:value="5731957" table:style-name="ce1">
            <text:p>57319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億麗緻酒店</text:span></text:p>
          </table:table-cell>
          <table:table-cell office:value-type="string" table:style-name="ce2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1254" table:style-name="ce2">
            <text:p>1254</text:p>
          </table:table-cell>
          <table:table-cell office:value-type="string" table:style-name="ce2">
            <text:p><text:span text:style-name="T1">13.27%</text:span></text:p>
          </table:table-cell>
          <table:table-cell office:value-type="float" office:value="4625" table:style-name="ce2">
            <text:p>4625</text:p>
          </table:table-cell>
          <table:table-cell office:value-type="float" office:value="5799882" table:style-name="ce2">
            <text:p>5799882</text:p>
          </table:table-cell>
          <table:table-cell office:value-type="float" office:value="5317373" table:style-name="ce2">
            <text:p>5317373</text:p>
          </table:table-cell>
          <table:table-cell office:value-type="float" office:value="13231303" table:style-name="ce1">
            <text:p>132313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1371" table:style-name="ce2">
            <text:p>1371</text:p>
          </table:table-cell>
          <table:table-cell office:value-type="string" table:style-name="ce2">
            <text:p><text:span text:style-name="T1">23.20%</text:span></text:p>
          </table:table-cell>
          <table:table-cell office:value-type="float" office:value="2141" table:style-name="ce2">
            <text:p>2141</text:p>
          </table:table-cell>
          <table:table-cell office:value-type="float" office:value="2934978" table:style-name="ce2">
            <text:p>2934978</text:p>
          </table:table-cell>
          <table:table-cell office:value-type="float" office:value="5614913" table:style-name="ce2">
            <text:p>5614913</text:p>
          </table:table-cell>
          <table:table-cell office:value-type="float" office:value="9093269" table:style-name="ce1">
            <text:p>90932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南遠東國際⼤飯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3399" table:style-name="ce2">
            <text:p>3399</text:p>
          </table:table-cell>
          <table:table-cell office:value-type="string" table:style-name="ce2">
            <text:p><text:span text:style-name="T1">34.23%</text:span></text:p>
          </table:table-cell>
          <table:table-cell office:value-type="float" office:value="3122" table:style-name="ce2">
            <text:p>3122</text:p>
          </table:table-cell>
          <table:table-cell office:value-type="float" office:value="10610041" table:style-name="ce2">
            <text:p>10610041</text:p>
          </table:table-cell>
          <table:table-cell office:value-type="float" office:value="6834571" table:style-name="ce2">
            <text:p>6834571</text:p>
          </table:table-cell>
          <table:table-cell office:value-type="float" office:value="20073614" table:style-name="ce1">
            <text:p>200736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員皇冠假⽇酒店</text:span></text:p>
          </table:table-cell>
          <table:table-cell office:value-type="string" table:style-name="ce2">
            <text:p>Others</text:p>
          </table:table-cell>
          <table:table-cell office:value-type="float" office:value="230" table:style-name="ce2">
            <text:p>230</text:p>
          </table:table-cell>
          <table:table-cell office:value-type="float" office:value="3262" table:style-name="ce2">
            <text:p>3262</text:p>
          </table:table-cell>
          <table:table-cell office:value-type="string" table:style-name="ce2">
            <text:p><text:span text:style-name="T1">47.28%</text:span></text:p>
          </table:table-cell>
          <table:table-cell office:value-type="float" office:value="2681" table:style-name="ce2">
            <text:p>2681</text:p>
          </table:table-cell>
          <table:table-cell office:value-type="float" office:value="8744106" table:style-name="ce2">
            <text:p>8744106</text:p>
          </table:table-cell>
          <table:table-cell office:value-type="float" office:value="5906199" table:style-name="ce2">
            <text:p>5906199</text:p>
          </table:table-cell>
          <table:table-cell office:value-type="float" office:value="16482315" table:style-name="ce1">
            <text:p>164823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蘭城晶英酒店</text:span></text:p>
          </table:table-cell>
          <table:table-cell office:value-type="string" table:style-name="ce2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665" table:style-name="ce2">
            <text:p>665</text:p>
          </table:table-cell>
          <table:table-cell office:value-type="string" table:style-name="ce2">
            <text:p><text:span text:style-name="T1">11.49%</text:span></text:p>
          </table:table-cell>
          <table:table-cell office:value-type="float" office:value="9109" table:style-name="ce2">
            <text:p>9109</text:p>
          </table:table-cell>
          <table:table-cell office:value-type="float" office:value="6057724" table:style-name="ce2">
            <text:p>6057724</text:p>
          </table:table-cell>
          <table:table-cell office:value-type="float" office:value="18787756" table:style-name="ce2">
            <text:p>18787756</text:p>
          </table:table-cell>
          <table:table-cell office:value-type="float" office:value="27738236" table:style-name="ce1">
            <text:p>277382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1622" table:style-name="ce2">
            <text:p>1622</text:p>
          </table:table-cell>
          <table:table-cell office:value-type="string" table:style-name="ce2">
            <text:p><text:span text:style-name="T1">23.41%</text:span></text:p>
          </table:table-cell>
          <table:table-cell office:value-type="float" office:value="4948" table:style-name="ce2">
            <text:p>4948</text:p>
          </table:table-cell>
          <table:table-cell office:value-type="float" office:value="8024947" table:style-name="ce2">
            <text:p>8024947</text:p>
          </table:table-cell>
          <table:table-cell office:value-type="float" office:value="6194965" table:style-name="ce2">
            <text:p>6194965</text:p>
          </table:table-cell>
          <table:table-cell office:value-type="float" office:value="17996832" table:style-name="ce1">
            <text:p>179968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綠舞國際觀光飯店</text:span></text:p>
          </table:table-cell>
          <table:table-cell office:value-type="string" table:style-name="ce2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<text:span text:style-name="T1">11.54%</text:span></text:p>
          </table:table-cell>
          <table:table-cell office:value-type="float" office:value="5003" table:style-name="ce2">
            <text:p>5003</text:p>
          </table:table-cell>
          <table:table-cell office:value-type="float" office:value="1800957" table:style-name="ce2">
            <text:p>1800957</text:p>
          </table:table-cell>
          <table:table-cell office:value-type="float" office:value="971128" table:style-name="ce2">
            <text:p>971128</text:p>
          </table:table-cell>
          <table:table-cell office:value-type="float" office:value="3364087" table:style-name="ce1">
            <text:p>33640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麒麟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596" table:style-name="ce2">
            <text:p>596</text:p>
          </table:table-cell>
          <table:table-cell office:value-type="string" table:style-name="ce2">
            <text:p><text:span text:style-name="T1">11.90%</text:span></text:p>
          </table:table-cell>
          <table:table-cell office:value-type="float" office:value="1912" table:style-name="ce2">
            <text:p>1912</text:p>
          </table:table-cell>
          <table:table-cell office:value-type="float" office:value="1139719" table:style-name="ce2">
            <text:p>1139719</text:p>
          </table:table-cell>
          <table:table-cell office:value-type="float" office:value="287655" table:style-name="ce2">
            <text:p>287655</text:p>
          </table:table-cell>
          <table:table-cell office:value-type="float" office:value="1705134" table:style-name="ce1">
            <text:p>17051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Kili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娜路彎⼤酒店</text:span></text:p>
          </table:table-cell>
          <table:table-cell office:value-type="string" table:style-name="ce2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2120" table:style-name="ce2">
            <text:p>2120</text:p>
          </table:table-cell>
          <table:table-cell office:value-type="string" table:style-name="ce2">
            <text:p><text:span text:style-name="T1">25.60%</text:span></text:p>
          </table:table-cell>
          <table:table-cell office:value-type="float" office:value="3260" table:style-name="ce2">
            <text:p>3260</text:p>
          </table:table-cell>
          <table:table-cell office:value-type="float" office:value="6911200" table:style-name="ce2">
            <text:p>6911200</text:p>
          </table:table-cell>
          <table:table-cell office:value-type="float" office:value="3919303" table:style-name="ce2">
            <text:p>3919303</text:p>
          </table:table-cell>
          <table:table-cell office:value-type="float" office:value="12578486" table:style-name="ce1">
            <text:p>125784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樂樂⽇暉溫泉酒店</text:p>
          </table:table-cell>
          <table:table-cell office:value-type="string" table:style-name="ce2">
            <text:p>Others</text:p>
          </table:table-cell>
          <table:table-cell office:value-type="float" office:value="48" table:style-name="ce2">
            <text:p>48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<text:span text:style-name="T1">5.76%</text:span></text:p>
          </table:table-cell>
          <table:table-cell office:value-type="float" office:value="1959" table:style-name="ce2">
            <text:p>1959</text:p>
          </table:table-cell>
          <table:table-cell office:value-type="float" office:value="162604" table:style-name="ce2">
            <text:p>162604</text:p>
          </table:table-cell>
          <table:table-cell office:value-type="float" office:value="0" table:style-name="ce2">
            <text:p>0</text:p>
          </table:table-cell>
          <table:table-cell office:value-type="float" office:value="162604" table:style-name="ce1">
            <text:p>1626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J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耐斯王⼦⼤飯店</text:span></text:p>
          </table:table-cell>
          <table:table-cell office:value-type="string" table:style-name="ce2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988" table:style-name="ce2">
            <text:p>988</text:p>
          </table:table-cell>
          <table:table-cell office:value-type="string" table:style-name="ce2">
            <text:p><text:span text:style-name="T1">13.44%</text:span></text:p>
          </table:table-cell>
          <table:table-cell office:value-type="float" office:value="2261" table:style-name="ce2">
            <text:p>2261</text:p>
          </table:table-cell>
          <table:table-cell office:value-type="float" office:value="2233441" table:style-name="ce2">
            <text:p>2233441</text:p>
          </table:table-cell>
          <table:table-cell office:value-type="float" office:value="4059355" table:style-name="ce2">
            <text:p>4059355</text:p>
          </table:table-cell>
          <table:table-cell office:value-type="float" office:value="6534359" table:style-name="ce1">
            <text:p>65343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澎湖福朋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1366" table:style-name="ce2">
            <text:p>1366</text:p>
          </table:table-cell>
          <table:table-cell office:value-type="string" table:style-name="ce2">
            <text:p><text:span text:style-name="T1">13.76%</text:span></text:p>
          </table:table-cell>
          <table:table-cell office:value-type="float" office:value="1937" table:style-name="ce2">
            <text:p>1937</text:p>
          </table:table-cell>
          <table:table-cell office:value-type="float" office:value="2645432" table:style-name="ce2">
            <text:p>2645432</text:p>
          </table:table-cell>
          <table:table-cell office:value-type="float" office:value="3303163" table:style-name="ce2">
            <text:p>3303163</text:p>
          </table:table-cell>
          <table:table-cell office:value-type="float" office:value="6809525" table:style-name="ce1">
            <text:p>68095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瓏⼭林台北中和飯店</text:span></text:p>
          </table:table-cell>
          <table:table-cell office:value-type="string" table:style-name="ce2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283" table:style-name="ce2">
            <text:p>283</text:p>
          </table:table-cell>
          <table:table-cell office:value-type="string" table:style-name="ce2">
            <text:p><text:span text:style-name="T1">7.49%</text:span></text:p>
          </table:table-cell>
          <table:table-cell office:value-type="float" office:value="1990" table:style-name="ce2">
            <text:p>1990</text:p>
          </table:table-cell>
          <table:table-cell office:value-type="float" office:value="563292" table:style-name="ce2">
            <text:p>563292</text:p>
          </table:table-cell>
          <table:table-cell office:value-type="float" office:value="963492" table:style-name="ce2">
            <text:p>963492</text:p>
          </table:table-cell>
          <table:table-cell office:value-type="float" office:value="2223934" table:style-name="ce1">
            <text:p>22239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碧特弗⼤飯店</text:span></text:p>
          </table:table-cell>
          <table:table-cell office:value-type="string" table:style-name="ce2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<text:span text:style-name="T1">4.38%</text:span></text:p>
          </table:table-cell>
          <table:table-cell office:value-type="float" office:value="2074" table:style-name="ce2">
            <text:p>2074</text:p>
          </table:table-cell>
          <table:table-cell office:value-type="float" office:value="147275" table:style-name="ce2">
            <text:p>147275</text:p>
          </table:table-cell>
          <table:table-cell office:value-type="float" office:value="31800" table:style-name="ce2">
            <text:p>31800</text:p>
          </table:table-cell>
          <table:table-cell office:value-type="float" office:value="179075" table:style-name="ce1">
            <text:p>1790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春天⼤飯店</text:span></text:p>
          </table:table-cell>
          <table:table-cell office:value-type="string" table:style-name="ce2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pan text:style-name="T1">0.20%</text:span></text:p>
          </table:table-cell>
          <table:table-cell office:value-type="float" office:value="4320" table:style-name="ce2">
            <text:p>4320</text:p>
          </table:table-cell>
          <table:table-cell office:value-type="float" office:value="8640" table:style-name="ce2">
            <text:p>8640</text:p>
          </table:table-cell>
          <table:table-cell office:value-type="float" office:value="42155" table:style-name="ce2">
            <text:p>42155</text:p>
          </table:table-cell>
          <table:table-cell office:value-type="float" office:value="50795" table:style-name="ce1">
            <text:p>507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百企業觀光旅館</text:span></text:p>
          </table:table-cell>
          <table:table-cell office:value-type="string" table:style-name="ce2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<text:span text:style-name="T1">1.50%</text:span></text:p>
          </table:table-cell>
          <table:table-cell office:value-type="float" office:value="1000" table:style-name="ce2">
            <text:p>1000</text:p>
          </table:table-cell>
          <table:table-cell office:value-type="float" office:value="18000" table:style-name="ce2">
            <text:p>18000</text:p>
          </table:table-cell>
          <table:table-cell office:value-type="float" office:value="0" table:style-name="ce2">
            <text:p>0</text:p>
          </table:table-cell>
          <table:table-cell office:value-type="float" office:value="18000" table:style-name="ce1">
            <text:p>18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幼獅⼤飯店</text:span></text:p>
          </table:table-cell>
          <table:table-cell office:value-type="string" table:style-name="ce2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<text:span text:style-name="T1">8.24%</text:span></text:p>
          </table:table-cell>
          <table:table-cell office:value-type="float" office:value="1963" table:style-name="ce2">
            <text:p>1963</text:p>
          </table:table-cell>
          <table:table-cell office:value-type="float" office:value="266900" table:style-name="ce2">
            <text:p>266900</text:p>
          </table:table-cell>
          <table:table-cell office:value-type="float" office:value="0" table:style-name="ce2">
            <text:p>0</text:p>
          </table:table-cell>
          <table:table-cell office:value-type="float" office:value="292500" table:style-name="ce1">
            <text:p>2925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io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⼭泉⼤飯店</text:span></text:p>
          </table:table-cell>
          <table:table-cell office:value-type="string" table:style-name="ce2">
            <text:p>Others</text:p>
          </table:table-cell>
          <table:table-cell office:value-type="float" office:value="146" table:style-name="ce2">
            <text:p>146</text:p>
          </table:table-cell>
          <table:table-cell office:value-type="float" office:value="1217" table:style-name="ce2">
            <text:p>1217</text:p>
          </table:table-cell>
          <table:table-cell office:value-type="string" table:style-name="ce2">
            <text:p><text:span text:style-name="T1">27.79%</text:span></text:p>
          </table:table-cell>
          <table:table-cell office:value-type="float" office:value="1543" table:style-name="ce2">
            <text:p>1543</text:p>
          </table:table-cell>
          <table:table-cell office:value-type="float" office:value="1878352" table:style-name="ce2">
            <text:p>1878352</text:p>
          </table:table-cell>
          <table:table-cell office:value-type="float" office:value="355760" table:style-name="ce2">
            <text:p>355760</text:p>
          </table:table-cell>
          <table:table-cell office:value-type="float" office:value="2351697" table:style-name="ce1">
            <text:p>23516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悅川酒店</text:span></text:p>
          </table:table-cell>
          <table:table-cell office:value-type="string" table:style-name="ce2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1236" table:style-name="ce2">
            <text:p>1236</text:p>
          </table:table-cell>
          <table:table-cell office:value-type="string" table:style-name="ce2">
            <text:p><text:span text:style-name="T1">40.00%</text:span></text:p>
          </table:table-cell>
          <table:table-cell office:value-type="float" office:value="2432" table:style-name="ce2">
            <text:p>2432</text:p>
          </table:table-cell>
          <table:table-cell office:value-type="float" office:value="3005514" table:style-name="ce2">
            <text:p>3005514</text:p>
          </table:table-cell>
          <table:table-cell office:value-type="float" office:value="3389789" table:style-name="ce2">
            <text:p>3389789</text:p>
          </table:table-cell>
          <table:table-cell office:value-type="float" office:value="6395303" table:style-name="ce1">
            <text:p>63953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Walde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東桂⽥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278" table:style-name="ce2">
            <text:p>278</text:p>
          </table:table-cell>
          <table:table-cell office:value-type="float" office:value="2181" table:style-name="ce2">
            <text:p>2181</text:p>
          </table:table-cell>
          <table:table-cell office:value-type="string" table:style-name="ce2">
            <text:p><text:span text:style-name="T1">26.15%</text:span></text:p>
          </table:table-cell>
          <table:table-cell office:value-type="float" office:value="2564" table:style-name="ce2">
            <text:p>2564</text:p>
          </table:table-cell>
          <table:table-cell office:value-type="float" office:value="5591255" table:style-name="ce2">
            <text:p>5591255</text:p>
          </table:table-cell>
          <table:table-cell office:value-type="float" office:value="3854929" table:style-name="ce2">
            <text:p>3854929</text:p>
          </table:table-cell>
          <table:table-cell office:value-type="float" office:value="10360768" table:style-name="ce1">
            <text:p>103607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543" table:style-name="ce2">
            <text:p>543</text:p>
          </table:table-cell>
          <table:table-cell office:value-type="string" table:style-name="ce2">
            <text:p><text:span text:style-name="T1">12.93%</text:span></text:p>
          </table:table-cell>
          <table:table-cell office:value-type="float" office:value="2348" table:style-name="ce2">
            <text:p>2348</text:p>
          </table:table-cell>
          <table:table-cell office:value-type="float" office:value="1275059" table:style-name="ce2">
            <text:p>1275059</text:p>
          </table:table-cell>
          <table:table-cell office:value-type="float" office:value="907045" table:style-name="ce2">
            <text:p>907045</text:p>
          </table:table-cell>
          <table:table-cell office:value-type="float" office:value="3186952" table:style-name="ce1">
            <text:p>31869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鈺通⼤飯店</text:span></text:p>
          </table:table-cell>
          <table:table-cell office:value-type="string" table:style-name="ce2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216" table:style-name="ce2">
            <text:p>216</text:p>
          </table:table-cell>
          <table:table-cell office:value-type="string" table:style-name="ce2">
            <text:p><text:span text:style-name="T1">6.00%</text:span></text:p>
          </table:table-cell>
          <table:table-cell office:value-type="float" office:value="2151" table:style-name="ce2">
            <text:p>2151</text:p>
          </table:table-cell>
          <table:table-cell office:value-type="float" office:value="464705" table:style-name="ce2">
            <text:p>464705</text:p>
          </table:table-cell>
          <table:table-cell office:value-type="float" office:value="1181005" table:style-name="ce2">
            <text:p>1181005</text:p>
          </table:table-cell>
          <table:table-cell office:value-type="float" office:value="1677660" table:style-name="ce1">
            <text:p>16776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uh-Tong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寶華⼤飯店</text:span></text:p>
          </table:table-cell>
          <table:table-cell office:value-type="string" table:style-name="ce2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<text:span text:style-name="T1">4.32%</text:span></text:p>
          </table:table-cell>
          <table:table-cell office:value-type="float" office:value="1374" table:style-name="ce2">
            <text:p>1374</text:p>
          </table:table-cell>
          <table:table-cell office:value-type="float" office:value="138798" table:style-name="ce2">
            <text:p>138798</text:p>
          </table:table-cell>
          <table:table-cell office:value-type="float" office:value="1560" table:style-name="ce2">
            <text:p>1560</text:p>
          </table:table-cell>
          <table:table-cell office:value-type="float" office:value="142358" table:style-name="ce1">
            <text:p>1423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owa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陸島酒店</text:span></text:p>
          </table:table-cell>
          <table:table-cell office:value-type="string" table:style-name="ce2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<text:span text:style-name="T1">1.84%</text:span></text:p>
          </table:table-cell>
          <table:table-cell office:value-type="float" office:value="1426" table:style-name="ce2">
            <text:p>1426</text:p>
          </table:table-cell>
          <table:table-cell office:value-type="float" office:value="37071" table:style-name="ce2">
            <text:p>37071</text:p>
          </table:table-cell>
          <table:table-cell office:value-type="float" office:value="2880" table:style-name="ce2">
            <text:p>2880</text:p>
          </table:table-cell>
          <table:table-cell office:value-type="float" office:value="41701" table:style-name="ce1">
            <text:p>417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UDAO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/>
    <dc:creator>emmayianpan</dc:creator>
    <meta:creation-date>2006-09-13T11:21:51Z</meta:creation-date>
    <dc:date>2020-12-02T04:08:56Z</dc:date>
  </office:meta>
</office:document-meta>
</file>